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7.26pt"/>
    </style:style>
    <style:style style:name="co2" style:family="table-column">
      <style:table-column-properties fo:break-before="auto" style:column-width="83.99pt"/>
    </style:style>
    <style:style style:name="co3" style:family="table-column">
      <style:table-column-properties fo:break-before="auto" style:column-width="46.4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6pt"/>
    </style:style>
    <style:style style:name="co6" style:family="table-column">
      <style:table-column-properties fo:break-before="auto" style:column-width="32.26pt"/>
    </style:style>
    <style:style style:name="co7" style:family="table-column">
      <style:table-column-properties fo:break-before="auto" style:column-width="251.26pt"/>
    </style:style>
    <style:style style:name="co8" style:family="table-column">
      <style:table-column-properties fo:break-before="auto" style:column-width="76.51pt"/>
    </style:style>
    <style:style style:name="co9" style:family="table-column">
      <style:table-column-properties fo:break-before="auto" style:column-width="57.74pt"/>
    </style:style>
    <style:style style:name="co10" style:family="table-column">
      <style:table-column-properties fo:break-before="auto" style:column-width="27.75pt"/>
    </style:style>
    <style:style style:name="co11" style:family="table-column">
      <style:table-column-properties fo:break-before="auto" style:column-width="19.5pt"/>
    </style:style>
    <style:style style:name="co12" style:family="table-column">
      <style:table-column-properties fo:break-before="auto" style:column-width="18pt"/>
    </style:style>
    <style:style style:name="co13" style:family="table-column">
      <style:table-column-properties fo:break-before="auto" style:column-width="218.24pt"/>
    </style:style>
    <style:style style:name="co14" style:family="table-column">
      <style:table-column-properties fo:break-before="auto" style:column-width="60.01pt"/>
    </style:style>
    <style:style style:name="co15" style:family="table-column">
      <style:table-column-properties fo:break-before="auto" style:column-width="84.76pt"/>
    </style:style>
    <style:style style:name="co16" style:family="table-column">
      <style:table-column-properties fo:break-before="auto" style:column-width="69pt"/>
    </style:style>
    <style:style style:name="co17" style:family="table-column">
      <style:table-column-properties fo:break-before="auto" style:column-width="39pt"/>
    </style:style>
    <style:style style:name="co18" style:family="table-column">
      <style:table-column-properties fo:break-before="auto" style:column-width="72pt"/>
    </style:style>
    <style:style style:name="co19" style:family="table-column">
      <style:table-column-properties fo:break-before="auto" style:column-width="74.3pt"/>
    </style:style>
    <style:style style:name="co20" style:family="table-column">
      <style:table-column-properties fo:break-before="auto" style:column-width="117.61pt"/>
    </style:style>
    <style:style style:name="co21" style:family="table-column">
      <style:table-column-properties fo:break-before="auto" style:column-width="61.51pt"/>
    </style:style>
    <style:style style:name="co22" style:family="table-column">
      <style:table-column-properties fo:break-before="auto" style:column-width="16.5pt"/>
    </style:style>
    <style:style style:name="co23" style:family="table-column">
      <style:table-column-properties fo:break-before="auto" style:column-width="64.49pt"/>
    </style:style>
    <style:style style:name="co24" style:family="table-column">
      <style:table-column-properties fo:break-before="auto" style:column-width="74.24pt"/>
    </style:style>
    <style:style style:name="co25" style:family="table-column">
      <style:table-column-properties fo:break-before="auto" style:column-width="44.25pt"/>
    </style:style>
    <style:style style:name="co26" style:family="table-column">
      <style:table-column-properties fo:break-before="auto" style:column-width="137.25pt"/>
    </style:style>
    <style:style style:name="co27" style:family="table-column">
      <style:table-column-properties fo:break-before="auto" style:column-width="78.75pt"/>
    </style:style>
    <style:style style:name="co28" style:family="table-column">
      <style:table-column-properties fo:break-before="auto" style:column-width="95.95pt"/>
    </style:style>
    <style:style style:name="co29" style:family="table-column">
      <style:table-column-properties fo:break-before="auto" style:column-width="59.24pt"/>
    </style:style>
    <style:style style:name="co30" style:family="table-column">
      <style:table-column-properties fo:break-before="auto" style:column-width="73.5pt"/>
    </style:style>
    <style:style style:name="co31" style:family="table-column">
      <style:table-column-properties fo:break-before="auto" style:column-width="75pt"/>
    </style:style>
    <style:style style:name="co32" style:family="table-column">
      <style:table-column-properties fo:break-before="auto" style:column-width="22.51pt"/>
    </style:style>
    <style:style style:name="co33" style:family="table-column">
      <style:table-column-properties fo:break-before="auto" style:column-width="48.76pt"/>
    </style:style>
    <style:style style:name="co34" style:family="table-column">
      <style:table-column-properties fo:break-before="auto" style:column-width="249pt"/>
    </style:style>
    <style:style style:name="co35" style:family="table-column">
      <style:table-column-properties fo:break-before="auto" style:column-width="152.25pt"/>
    </style:style>
    <style:style style:name="co36" style:family="table-column">
      <style:table-column-properties fo:break-before="auto" style:column-width="132.01pt"/>
    </style:style>
    <style:style style:name="co37" style:family="table-column">
      <style:table-column-properties fo:break-before="auto" style:column-width="26.25pt"/>
    </style:style>
    <style:style style:name="co38" style:family="table-column">
      <style:table-column-properties fo:break-before="auto" style:column-width="262.49pt"/>
    </style:style>
    <style:style style:name="co39" style:family="table-column">
      <style:table-column-properties fo:break-before="auto" style:column-width="153.01pt"/>
    </style:style>
    <style:style style:name="co40" style:family="table-column">
      <style:table-column-properties fo:break-before="auto" style:column-width="54.74pt"/>
    </style:style>
    <style:style style:name="co41" style:family="table-column">
      <style:table-column-properties fo:break-before="auto" style:column-width="81.01pt"/>
    </style:style>
    <style:style style:name="co42" style:family="table-column">
      <style:table-column-properties fo:break-before="auto" style:column-width="82.49pt"/>
    </style:style>
    <style:style style:name="co43" style:family="table-column">
      <style:table-column-properties fo:break-before="auto" style:column-width="63.75pt"/>
    </style:style>
    <style:style style:name="co44" style:family="table-column">
      <style:table-column-properties fo:break-before="auto" style:column-width="37.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0" style:family="table-cell" style:parent-style-name="Default" style:data-style-name="N0">
      <style:table-cell-properties style:cell-protect="protected" style:print-content="true"/>
      <style:text-properties fo:font-weight="bold" style:font-weight-asian="bold" style:font-weight-complex="bold"/>
    </style:style>
    <style:style style:name="ce14" style:family="table-cell" style:parent-style-name="Default">
      <style:table-cell-properties style:cell-protect="none" style:print-content="true" fo:padding="2.01pt"/>
    </style:style>
    <style:style style:name="ce21" style:family="table-cell" style:parent-style-name="Default" style:data-style-name="N0">
      <style:table-cell-properties style:cell-protect="protected" style:print-content="true"/>
    </style:style>
    <style:style style:name="ce8" style:family="table-cell" style:parent-style-name="Default" style:data-style-name="N0">
      <style:table-cell-properties style:cell-protect="none" style:print-content="true"/>
    </style:style>
    <style:style style:name="ce6" style:family="table-cell" style:parent-style-name="Default" style:data-style-name="N0">
      <style:table-cell-properties style:cell-protect="none" style:print-content="true"/>
    </style:style>
    <style:style style:name="ce31" style:family="table-cell" style:parent-style-name="Default" style:data-style-name="N122">
      <style:table-cell-properties style:cell-protect="protected" style:print-content="true"/>
      <style:text-properties fo:font-weight="bold" style:font-weight-asian="bold" style:font-weight-complex="bold"/>
    </style:style>
    <style:style style:name="ce27" style:family="table-cell" style:parent-style-name="Default" style:data-style-name="N122">
      <style:table-cell-properties style:cell-protect="none" style:print-content="true" fo:padding="2.01pt"/>
    </style:style>
    <style:style style:name="ce15" style:family="table-cell" style:parent-style-name="Default" style:data-style-name="N122">
      <style:table-cell-properties style:cell-protect="none" style:print-content="true"/>
    </style:style>
    <style:style style:name="ce16" style:family="table-cell" style:parent-style-name="Default" style:data-style-name="N122">
      <style:table-cell-properties style:cell-protect="protected" style:print-content="true"/>
    </style:style>
    <style:style style:name="ce34" style:family="table-cell" style:parent-style-name="Default" style:data-style-name="N10121">
      <style:table-cell-properties style:cell-protect="none" style:print-content="true" fo:padding="2.01pt"/>
    </style:style>
    <style:style style:name="ce36" style:family="table-cell" style:parent-style-name="Default" style:data-style-name="N100">
      <style:table-cell-properties style:cell-protect="protected" style:print-content="true"/>
      <style:text-properties fo:font-weight="bold" style:font-weight-asian="bold" style:font-weight-complex="bold"/>
    </style:style>
    <style:style style:name="ce37" style:family="table-cell" style:parent-style-name="Default" style:data-style-name="N100">
      <style:table-cell-properties style:cell-protect="protected" style:print-content="true"/>
    </style:style>
    <style:style style:name="ce24" style:family="table-cell" style:parent-style-name="Default" style:data-style-name="N0">
      <style:text-properties fo:font-weight="bold" style:font-weight-asian="bold" style:font-weight-complex="bold"/>
    </style:style>
    <style:style style:name="ce38" style:family="table-cell" style:parent-style-name="Default" style:data-style-name="N1">
      <style:table-cell-properties style:cell-protect="none" style:print-content="true" fo:padding="2.01pt"/>
    </style:style>
    <style:style style:name="ce26" style:family="table-cell" style:parent-style-name="Default" style:data-style-name="N1">
      <style:table-cell-properties style:cell-protect="none" style:print-content="true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style:cell-protect="none" style:print-content="true" fo:background-color="transparent"/>
    </style:style>
    <style:style style:name="ce19" style:family="table-cell" style:parent-style-name="Default" style:data-style-name="N0">
      <style:table-cell-properties style:cell-protect="protected" style:print-content="true" fo:background-color="transparent"/>
      <style:text-properties fo:font-weight="bold" style:font-weight-asian="bold" style:font-weight-complex="bold"/>
    </style:style>
    <style:style style:name="ce44" style:family="table-cell" style:parent-style-name="Default">
      <style:table-cell-properties style:cell-protect="none" style:print-content="true"/>
    </style:style>
    <style:style style:name="ce51" style:family="table-cell" style:parent-style-name="Default" style:data-style-name="N0">
      <style:table-cell-properties fo:background-color="#ffff00" style:cell-protect="protected" style:print-content="true"/>
    </style:style>
    <style:style style:name="ce46" style:family="table-cell" style:parent-style-name="Default" style:data-style-name="N1">
      <style:table-cell-properties style:cell-protect="none" style:print-content="true" fo:background-color="transparent" fo:padding="2.01pt"/>
    </style:style>
    <style:style style:name="ce54" style:family="table-cell" style:parent-style-name="Default" style:data-style-name="N1">
      <style:table-cell-properties style:cell-protect="none" style:print-content="true" fo:background-color="transparent"/>
    </style:style>
    <style:style style:name="ce20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49" style:family="table-cell" style:parent-style-name="Default" style:data-style-name="N122">
      <style:table-cell-properties style:cell-protect="none" style:print-content="true" fo:background-color="transparent" fo:padding="2.01pt"/>
    </style:style>
    <style:style style:name="ce17" style:family="table-cell" style:parent-style-name="Default" style:data-style-name="N122">
      <style:table-cell-properties style:cell-protect="none" style:print-content="true" fo:background-color="transparent"/>
    </style:style>
    <style:style style:name="ce2" style:family="table-cell" style:parent-style-name="Default" style:data-style-name="N100"/>
    <style:style style:name="ce52" style:family="table-cell" style:parent-style-name="Default">
      <style:table-cell-properties style:cell-protect="none" style:print-content="true" fo:background-color="transparent" fo:padding="2.01pt"/>
    </style:style>
    <style:style style:name="ce18" style:family="table-cell" style:parent-style-name="Default" style:data-style-name="N122">
      <style:table-cell-properties style:cell-protect="protected" style:print-content="true" fo:background-color="transparent"/>
    </style:style>
    <style:style style:name="ce11" style:family="table-cell" style:parent-style-name="Default" style:data-style-name="N121">
      <style:table-cell-properties fo:background-color="#ffff00" style:cell-protect="protected" style:print-content="true"/>
    </style:style>
    <style:style style:name="ce12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100">
      <style:text-properties fo:font-weight="bold" style:font-weight-asian="bold" style:font-weight-complex="bold"/>
    </style:style>
    <style:style style:name="ce22" style:family="table-cell" style:parent-style-name="Default" style:data-style-name="N122"/>
    <style:style style:name="ce28" style:family="table-cell" style:parent-style-name="Default" style:data-style-name="N0">
      <style:table-cell-properties style:cell-protect="hidden-and-protected" style:print-content="true"/>
    </style:style>
    <style:style style:name="ce29" style:family="table-cell" style:parent-style-name="Default" style:data-style-name="N100">
      <style:table-cell-properties style:cell-protect="hidden-and-protected" style:print-content="true"/>
    </style:style>
    <style:style style:name="ce68" style:family="table-cell" style:parent-style-name="Default" style:data-style-name="N122">
      <style:table-cell-properties style:cell-protect="protected" style:print-content="true" fo:padding="2.01pt"/>
    </style:style>
    <style:style style:name="ce60" style:family="table-cell" style:parent-style-name="Default" style:data-style-name="N100">
      <style:table-cell-properties style:cell-protect="none" style:print-content="true" fo:padding="2.01pt"/>
    </style:style>
    <style:style style:name="ce7" style:family="table-cell" style:parent-style-name="Default" style:data-style-name="N100">
      <style:table-cell-properties style:cell-protect="none" style:print-content="true"/>
    </style:style>
    <style:style style:name="gr1" style:family="graphic">
      <style:graphic-properties draw:marker-start="Arrowheads_20_1" draw:marker-start-width="5.67pt" draw:marker-start-center="false" draw:fill="solid" draw:fill-color="#ffffff" draw:auto-grow-height="true" draw:auto-grow-width="false" fo:min-height="54.34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ff" draw:auto-grow-height="true" draw:auto-grow-width="false" fo:min-height="250.07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ff" draw:auto-grow-height="true" draw:auto-grow-width="false" fo:min-height="175.83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ff" draw:auto-grow-height="true" draw:auto-grow-width="false" fo:min-height="176.57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 table:structure-protected="true" table:protection-key="g7S1mM2ZvfZzl5J7Gn6MZhQm940=" table:protection-key-digest-algorithm="http://www.w3.org/2000/09/xmldsig#sha1"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whole-number() and cell-content-is-between(1,5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2" table:condition="of:cell-content-is-whole-number() and cell-content-is-between(1,2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3" table:condition="of:cell-content-is-date() and cell-content-is-between(36526,401768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4" table:condition="of:cell-content-is-whole-number() and cell-content-is-between(0,1001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5" table:condition="of:cell-content-is-decimal-number() and cell-content-is-between(0,1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6" table:condition="of:cell-content-is-whole-number() and cell-content-is-between(1,31536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7" table:condition="of:cell-content-is-in-list(&quot;None&quot;;&quot;Python&quot;;&quot;Java&quot;;&quot;Prolog&quot;;&quot;Jupyter Notebook&quot;;&quot;Minizinc&quot;;&quot;Julia&quot;;&quot;C++&quot;;&quot;C#&quot;;&quot;Matlab&quot;)" table:allow-empty-cell="true" table:display-list="unsorted" table:base-cell-address="Assignments.L2">
          <table:error-message table:message-type="stop" table:display="true"/>
        </table:content-validation>
        <table:content-validation table:name="val8" table:condition="of:cell-content-is-in-list([.$A$2:.$A$29])" table:allow-empty-cell="true" table:display-list="unsorted" table:base-cell-address="OldExams.B2">
          <table:help-message table:display="true"/>
          <table:error-message table:message-type="stop" table:display="true"/>
        </table:content-validation>
        <table:content-validation table:name="val9" table:condition="of:cell-content-is-whole-number() and cell-content-is-between(0,100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0" table:condition="of:cell-content-is-whole-number() and cell-content-is-between(1,1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1" table:condition="of:cell-content-is-whole-number() and cell-content-is-between(0,10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2" table:condition="of:cell-content-is-in-list([Lectures.$C$2:.$C$1000])" table:allow-empty-cell="true" table:display-list="unsorted" table:base-cell-address="OldExams.I2">
          <table:help-message table:display="true"/>
          <table:error-message table:message-type="stop" table:display="true"/>
        </table:content-validation>
        <table:content-validation table:name="val13" table:condition="of:cell-content-is-in-list([Lectures.$C$2:.$C$1048576])" table:allow-empty-cell="true" table:display-list="unsorted" table:base-cell-address="Exercises.F2">
          <table:help-message table:display="true"/>
          <table:error-message table:message-type="stop" table:display="true"/>
        </table:content-validation>
        <table:content-validation table:name="val14" table:condition="of:cell-content-is-in-list([Lectures.$C$2:.$C$1048576])" table:allow-empty-cell="true" table:display-list="unsorted" table:base-cell-address="StudyMaterial.F2">
          <table:help-message table:display="true"/>
          <table:error-message table:message-type="stop" table:display="true"/>
        </table:content-validation>
        <table:content-validation table:name="val15" table:condition="of:cell-content-is-date() and cell-content-is-between(36526,401434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6" table:condition="of:cell-content-is-whole-number() and cell-content-is-between(1,9999999999999)" table:allow-empty-cell="true" table:base-cell-address="Course.A1">
          <table:help-message table:display="true"/>
          <table:error-message table:message-type="stop" table:display="true"/>
        </table:content-validation>
      </table:content-validations>
      <table:table table:name="Course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1" table:default-cell-style-name="ce21"/>
        <table:table-column table:style-name="co2" table:default-cell-style-name="ce21"/>
        <table:table-column table:style-name="co3" table:number-columns-repeated="62" table:default-cell-style-name="ce21"/>
        <table:table-row table:style-name="ro1">
          <table:table-cell table:style-name="ce10" office:value-type="string" calcext:value-type="string">
            <text:p>Course name</text:p>
          </table:table-cell>
          <table:table-cell table:style-name="ce10" office:value-type="string" calcext:value-type="string">
            <text:p>Course code</text:p>
          </table:table-cell>
          <table:table-cell table:style-name="ce10" office:value-type="string" calcext:value-type="string">
            <text:p>Taskwarrior project code:</text:p>
          </table:table-cell>
          <table:table-cell table:number-columns-repeated="61"/>
        </table:table-row>
        <table:table-row table:style-name="ro2">
          <table:table-cell table:style-name="ce14" office:value-type="string" calcext:value-type="string">
            <text:p>Neuromorphic Computing</text:p>
          </table:table-cell>
          <table:table-cell table:style-name="ce14" office:value-type="string" calcext:value-type="string">
            <text:p>SOW-MKI96</text:p>
          </table:table-cell>
          <table:table-cell table:style-name="ce14" office:value-type="string" calcext:value-type="string">
            <text:p>uni.neumo</text:p>
          </table:table-cell>
          <table:table-cell table:number-columns-repeated="61"/>
        </table:table-row>
        <table:table-row table:style-name="ro1" table:number-rows-repeated="104857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ectures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16"/>
        <table:table-column table:style-name="co3" table:number-columns-repeated="59" table:default-cell-style-name="ce21"/>
        <table:table-row table:style-name="ro1">
          <table:table-cell table:style-name="ce10" office:value-type="string" calcext:value-type="string">
            <text:p>Period</text:p>
          </table:table-cell>
          <table:table-cell table:style-name="ce10" office:value-type="string" calcext:value-type="string">
            <text:p>Week</text:p>
          </table:table-cell>
          <table:table-cell table:style-name="ce10" office:value-type="string" calcext:value-type="string">
            <text:p>Lecture topic</text:p>
          </table:table-cell>
          <table:table-cell table:style-name="ce10" office:value-type="string" calcext:value-type="string">
            <text:p>Lecture number</text:p>
          </table:table-cell>
          <table:table-cell table:style-name="ce31" office:value-type="string" calcext:value-type="string">
            <text:p>date</text:p>
          </table:table-cell>
          <table:table-cell table:number-columns-repeated="59"/>
        </table:table-row>
        <table:table-row table:style-name="ro2"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Lecture: intro, Von Neumann cycle, internals of a traditional CPU</text:p>
          </table:table-cell>
          <table:table-cell table:style-name="ce14" office:value-type="float" office:value="1" calcext:value-type="float">
            <text:p>1</text:p>
          </table:table-cell>
          <table:table-cell table:style-name="ce27" office:value-type="date" office:date-value="2020-09-02T13:30:00" calcext:value-type="date">
            <text:p>2020-09-02</text:p>
          </table:table-cell>
          <table:table-cell table:number-columns-repeated="59"/>
        </table:table-row>
        <table:table-row table:style-name="ro2"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Lab Turing Tumble simulator</text:p>
          </table:table-cell>
          <table:table-cell table:style-name="ce14" office:value-type="float" office:value="2" calcext:value-type="float">
            <text:p>2</text:p>
          </table:table-cell>
          <table:table-cell table:style-name="ce27" office:value-type="date" office:date-value="2020-09-02T15:30:00" calcext:value-type="date">
            <text:p>2020-09-02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Lecture brain inspired computation, information encoding in the brain</text:p>
          </table:table-cell>
          <table:table-cell table:style-name="ce14" office:value-type="float" office:value="3" calcext:value-type="float">
            <text:p>3</text:p>
          </table:table-cell>
          <table:table-cell table:style-name="ce27" office:value-type="date" office:date-value="2020-09-07T10:30:00" calcext:value-type="date">
            <text:p>2020-09-07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Lab no lab</text:p>
          </table:table-cell>
          <table:table-cell table:style-name="ce14" office:value-type="float" office:value="4" calcext:value-type="float">
            <text:p>4</text:p>
          </table:table-cell>
          <table:table-cell table:style-name="ce27" office:value-type="date" office:date-value="2020-09-09T15:30:00" calcext:value-type="date">
            <text:p>2020-09-09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Lecture training a spiking neural network</text:p>
          </table:table-cell>
          <table:table-cell table:style-name="ce14" office:value-type="float" office:value="5" calcext:value-type="float">
            <text:p>5</text:p>
          </table:table-cell>
          <table:table-cell table:style-name="ce27" office:value-type="date" office:date-value="2020-09-14T10:30:00" calcext:value-type="date">
            <text:p>2020-09-14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Lab can we learn a network to add two numbers</text:p>
          </table:table-cell>
          <table:table-cell table:style-name="ce14" office:value-type="float" office:value="6" calcext:value-type="float">
            <text:p>6</text:p>
          </table:table-cell>
          <table:table-cell table:style-name="ce27" office:value-type="date" office:date-value="2020-09-16T15:30:00" calcext:value-type="date">
            <text:p>2020-09-16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Lecture programming (or configuring) a spiking neural network</text:p>
          </table:table-cell>
          <table:table-cell table:style-name="ce14" office:value-type="float" office:value="7" calcext:value-type="float">
            <text:p>7</text:p>
          </table:table-cell>
          <table:table-cell table:style-name="ce27" office:value-type="date" office:date-value="2020-09-21T10:30:00" calcext:value-type="date">
            <text:p>2020-09-21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Lab <text:s/>work with the full adder circuit</text:p>
          </table:table-cell>
          <table:table-cell table:style-name="ce14" office:value-type="float" office:value="8" calcext:value-type="float">
            <text:p>8</text:p>
          </table:table-cell>
          <table:table-cell table:style-name="ce27" office:value-type="date" office:date-value="2020-09-23T15:30:00" calcext:value-type="date">
            <text:p>2020-09-23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Lecture formal analysis of neuromorphic computing and neuromorphic models of brain computations</text:p>
          </table:table-cell>
          <table:table-cell table:style-name="ce14" office:value-type="float" office:value="9" calcext:value-type="float">
            <text:p>9</text:p>
          </table:table-cell>
          <table:table-cell table:style-name="ce27" office:value-type="date" office:date-value="2020-09-28T10:30:00" calcext:value-type="date">
            <text:p>2020-09-28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Lab no lab</text:p>
          </table:table-cell>
          <table:table-cell table:style-name="ce14" office:value-type="float" office:value="10" calcext:value-type="float">
            <text:p>10</text:p>
          </table:table-cell>
          <table:table-cell table:style-name="ce27" office:value-type="date" office:date-value="2020-09-30T15:30:00" calcext:value-type="date">
            <text:p>2020-09-30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Lecture: state of the art hardware Nango and FPGA</text:p>
          </table:table-cell>
          <table:table-cell table:style-name="ce14" office:value-type="float" office:value="11" calcext:value-type="float">
            <text:p>11</text:p>
          </table:table-cell>
          <table:table-cell table:style-name="ce27" office:value-type="date" office:date-value="2020-10-05T10:30:00" calcext:value-type="date">
            <text:p>2020-10-05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Lab: on campus; assignment: scalability, dedicated hardware vs. simulations</text:p>
          </table:table-cell>
          <table:table-cell table:style-name="ce14" office:value-type="float" office:value="12" calcext:value-type="float">
            <text:p>12</text:p>
          </table:table-cell>
          <table:table-cell table:style-name="ce27" office:value-type="date" office:date-value="2020-10-07T13:30:00" calcext:value-type="date">
            <text:p>2020-10-07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Lecture:state of the art new physical principles designing non-von Neumann hardware</text:p>
          </table:table-cell>
          <table:table-cell table:style-name="ce14" office:value-type="float" office:value="13" calcext:value-type="float">
            <text:p>13</text:p>
          </table:table-cell>
          <table:table-cell table:style-name="ce27" office:value-type="date" office:date-value="2020-10-12T10:30:00" calcext:value-type="date">
            <text:p>2020-10-12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Lab: no lab</text:p>
          </table:table-cell>
          <table:table-cell table:style-name="ce14" office:value-type="float" office:value="14" calcext:value-type="float">
            <text:p>14</text:p>
          </table:table-cell>
          <table:table-cell table:style-name="ce27" office:value-type="date" office:date-value="2020-10-14T15:30:00" calcext:value-type="date">
            <text:p>2020-10-14</text:p>
          </table:table-cell>
          <table:table-cell table:number-columns-repeated="59"/>
        </table:table-row>
        <table:table-row table:style-name="ro1" table:number-rows-repeated="985">
          <table:table-cell table:style-name="ce8" table:content-validation-name="val1"/>
          <table:table-cell table:style-name="ce8" table:content-validation-name="val2"/>
          <table:table-cell table:style-name="ce6" table:number-columns-repeated="2"/>
          <table:table-cell table:style-name="ce15" table:content-validation-name="val3"/>
          <table:table-cell table:number-columns-repeated="59"/>
        </table:table-row>
        <table:table-row table:style-name="ro1" table:number-rows-repeated="1047575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59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59"/>
        </table:table-row>
      </table:table>
      <table:table table:name="Assignments" table:style-name="ta2"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37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19" table:default-cell-style-name="ce1"/>
        <table:table-column table:style-name="co20" table:default-cell-style-name="ce21"/>
        <table:table-column table:style-name="co3" table:number-columns-repeated="53" table:default-cell-style-name="ce21"/>
        <table:table-row table:style-name="ro2">
          <table:table-cell table:style-name="ce10" office:value-type="string" calcext:value-type="string">
            <text:p>Nr</text:p>
          </table:table-cell>
          <table:table-cell table:style-name="ce10" office:value-type="string" calcext:value-type="string">
            <text:p>Cal</text:p>
          </table:table-cell>
          <table:table-cell table:style-name="ce10" office:value-type="string" calcext:value-type="string">
            <text:p>Tw</text:p>
          </table:table-cell>
          <table:table-cell table:style-name="ce10" office:value-type="string" calcext:value-type="string">
            <text:p>Topic</text:p>
          </table:table-cell>
          <table:table-cell table:style-name="ce10" office:value-type="string" calcext:value-type="string">
            <text:p>Available</text:p>
          </table:table-cell>
          <table:table-cell table:style-name="ce36" office:value-type="string" calcext:value-type="string">
            <text:p>Due</text:p>
          </table:table-cell>
          <table:table-cell table:style-name="ce10" office:value-type="string" calcext:value-type="string">
            <text:p>Source Due</text:p>
          </table:table-cell>
          <table:table-cell table:style-name="ce10" office:value-type="string" calcext:value-type="string">
            <text:p>Weight</text:p>
          </table:table-cell>
          <table:table-cell table:style-name="ce10" office:value-type="string" calcext:value-type="string">
            <text:p>Source weight</text:p>
          </table:table-cell>
          <table:table-cell table:style-name="ce24" office:value-type="string" calcext:value-type="string">
            <text:p>Duration[mins]</text:p>
          </table:table-cell>
          <table:table-cell table:style-name="ce10" office:value-type="string" calcext:value-type="string">
            <text:p>IsGroupAssignment[y/n]</text:p>
          </table:table-cell>
          <table:table-cell table:style-name="ce10" office:value-type="string" calcext:value-type="string">
            <text:p>Coding language</text:p>
          </table:table-cell>
          <table:table-cell table:number-columns-repeated="52"/>
        </table:table-row>
        <table:table-row table:style-name="ro3"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4"/>
          <table:table-cell table:style-name="ce14" office:value-type="string" calcext:value-type="string">
            <text:p>Turing Tumble</text:p>
          </table:table-cell>
          <table:table-cell table:style-name="ce14" office:value-type="string" calcext:value-type="string">
            <text:p>y</text:p>
          </table:table-cell>
          <table:table-cell table:style-name="ce27" office:value-type="date" office:date-value="2020-09-14T10:30:00" calcext:value-type="date">
            <text:p>2020-09-14</text:p>
          </table:table-cell>
          <table:table-cell table:style-name="ce14" office:value-type="string" calcext:value-type="string">
            <text:p>Discord</text:p>
          </table:table-cell>
          <table:table-cell table:style-name="ce14" office:value-type="float" office:value="0.05" calcext:value-type="float">
            <text:p>0.05</text:p>
          </table:table-cell>
          <table:table-cell table:style-name="ce14" office:value-type="string" calcext:value-type="string">
            <text:p>Brightspace lab assignments description</text:p>
          </table:table-cell>
          <table:table-cell table:style-name="ce38" office:value-type="float" office:value="180" calcext:value-type="float">
            <text:p>180</text:p>
          </table:table-cell>
          <table:table-cell office:value-type="string" calcext:value-type="string">
            <text:p>n</text:p>
          </table:table-cell>
          <table:table-cell table:content-validation-name="val7" office:value-type="string" calcext:value-type="string">
            <text:p>Python</text:p>
          </table:table-cell>
          <table:table-cell table:number-columns-repeated="52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4"/>
          <table:table-cell table:style-name="ce14" office:value-type="string" calcext:value-type="string">
            <text:p>Learning</text:p>
          </table:table-cell>
          <table:table-cell table:style-name="ce14" office:value-type="string" calcext:value-type="string">
            <text:p>n</text:p>
          </table:table-cell>
          <table:table-cell table:style-name="ce27" office:value-type="date" office:date-value="2020-09-21T10:30:00" calcext:value-type="date">
            <text:p>2020-09-21</text:p>
          </table:table-cell>
          <table:table-cell table:style-name="ce14" office:value-type="string" calcext:value-type="string">
            <text:p>Discord</text:p>
          </table:table-cell>
          <table:table-cell table:style-name="ce14" office:value-type="float" office:value="0.05" calcext:value-type="float">
            <text:p>0.05</text:p>
          </table:table-cell>
          <table:table-cell table:style-name="ce14" office:value-type="string" calcext:value-type="string">
            <text:p>Lecture 1 (ASSUMED)</text:p>
          </table:table-cell>
          <table:table-cell table:style-name="ce38" office:value-type="float" office:value="180" calcext:value-type="float">
            <text:p>180</text:p>
          </table:table-cell>
          <table:table-cell office:value-type="string" calcext:value-type="string">
            <text:p>n</text:p>
          </table:table-cell>
          <table:table-cell table:content-validation-name="val7" office:value-type="string" calcext:value-type="string">
            <text:p>None</text:p>
          </table:table-cell>
          <table:table-cell table:number-columns-repeated="52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Programming</text:p>
          </table:table-cell>
          <table:table-cell table:style-name="ce34" office:value-type="string" calcext:value-type="string">
            <text:p>n</text:p>
          </table:table-cell>
          <table:table-cell table:style-name="ce27" office:value-type="date" office:date-value="2020-09-28T10:30:00" calcext:value-type="date">
            <text:p>2020-09-28</text:p>
          </table:table-cell>
          <table:table-cell table:style-name="ce14" office:value-type="string" calcext:value-type="string">
            <text:p>Discord</text:p>
          </table:table-cell>
          <table:table-cell table:style-name="ce14" office:value-type="float" office:value="0.05" calcext:value-type="float">
            <text:p>0.05</text:p>
          </table:table-cell>
          <table:table-cell table:style-name="ce14" office:value-type="string" calcext:value-type="string">
            <text:p>Lecture 1 (ASSUMED)</text:p>
          </table:table-cell>
          <table:table-cell table:style-name="ce38" office:value-type="float" office:value="180" calcext:value-type="float">
            <text:p>180</text:p>
          </table:table-cell>
          <table:table-cell office:value-type="string" calcext:value-type="string">
            <text:p>n</text:p>
          </table:table-cell>
          <table:table-cell table:content-validation-name="val7" office:value-type="string" calcext:value-type="string">
            <text:p>Matlab</text:p>
          </table:table-cell>
          <table:table-cell table:number-columns-repeated="52"/>
        </table:table-row>
        <table:table-row table:style-name="ro3"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Nengo</text:p>
          </table:table-cell>
          <table:table-cell table:style-name="ce14" office:value-type="string" calcext:value-type="string">
            <text:p>n</text:p>
          </table:table-cell>
          <table:table-cell table:style-name="ce27" office:value-type="date" office:date-value="2020-10-12T10:30:00" calcext:value-type="date">
            <text:p>2020-10-12</text:p>
          </table:table-cell>
          <table:table-cell table:style-name="ce14" office:value-type="string" calcext:value-type="string">
            <text:p>Discord</text:p>
          </table:table-cell>
          <table:table-cell table:style-name="ce14" office:value-type="float" office:value="0.05" calcext:value-type="float">
            <text:p>0.05</text:p>
          </table:table-cell>
          <table:table-cell table:style-name="ce14" office:value-type="string" calcext:value-type="string">
            <text:p>Lecture 1 (ASSUMED)</text:p>
          </table:table-cell>
          <table:table-cell table:style-name="ce38" office:value-type="float" office:value="180" calcext:value-type="float">
            <text:p>180</text:p>
          </table:table-cell>
          <table:table-cell office:value-type="string" calcext:value-type="string">
            <text:p>n</text:p>
          </table:table-cell>
          <table:table-cell table:content-validation-name="val7" office:value-type="string" calcext:value-type="string">
            <text:p>Python</text:p>
          </table:table-cell>
          <table:table-cell table:number-columns-repeated="52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implement model or replicate study</text:p>
          </table:table-cell>
          <table:table-cell table:style-name="ce14" office:value-type="string" calcext:value-type="string">
            <text:p>n</text:p>
          </table:table-cell>
          <table:table-cell table:style-name="ce27" office:value-type="date" office:date-value="2021-01-22T23:59:00" calcext:value-type="date">
            <text:p>2021-01-22</text:p>
          </table:table-cell>
          <table:table-cell table:style-name="ce14" office:value-type="string" calcext:value-type="string">
            <text:p>End Semester</text:p>
          </table:table-cell>
          <table:table-cell table:style-name="ce14" office:value-type="float" office:value="0.4" calcext:value-type="float">
            <text:p>0.4</text:p>
          </table:table-cell>
          <table:table-cell table:style-name="ce14" office:value-type="string" calcext:value-type="string">
            <text:p>Lecture 1</text:p>
          </table:table-cell>
          <table:table-cell table:style-name="ce38" table:formula="of:=3*28*60" office:value-type="float" office:value="5040" calcext:value-type="float">
            <text:p>5040</text:p>
          </table:table-cell>
          <table:table-cell office:value-type="string" calcext:value-type="string">
            <text:p>y</text:p>
          </table:table-cell>
          <table:table-cell table:content-validation-name="val7" office:value-type="string" calcext:value-type="string">
            <text:p>Jupyter Notebook</text:p>
          </table:table-cell>
          <table:table-cell table:number-columns-repeated="52"/>
        </table:table-row>
        <table:table-row table:style-name="ro2" table:number-rows-repeated="994">
          <table:table-cell table:style-name="ce8" table:content-validation-name="val4"/>
          <table:table-cell table:style-name="ce8" table:number-columns-repeated="4"/>
          <table:table-cell table:style-name="ce15" table:content-validation-name="val3"/>
          <table:table-cell table:style-name="ce8"/>
          <table:table-cell table:style-name="ce8" table:content-validation-name="val5"/>
          <table:table-cell table:style-name="ce8"/>
          <table:table-cell table:style-name="ce26" table:content-validation-name="val6"/>
          <table:table-cell/>
          <table:table-cell table:content-validation-name="val7"/>
          <table:table-cell table:number-columns-repeated="52"/>
        </table:table-row>
        <table:table-row table:style-name="ro2" table:number-rows-repeated="206">
          <table:table-cell table:number-columns-repeated="5"/>
          <table:table-cell table:content-validation-name="val3"/>
          <table:table-cell table:number-columns-repeated="5"/>
          <table:table-cell table:content-validation-name="val7"/>
          <table:table-cell table:number-columns-repeated="52"/>
        </table:table-row>
        <table:table-row table:style-name="ro1" table:number-rows-repeated="1047328">
          <table:table-cell table:number-columns-repeated="5"/>
          <table:table-cell table:content-validation-name="val3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 table:number-rows-repeated="40">
          <table:table-cell table:number-columns-repeated="5"/>
          <table:table-cell table:content-validation-name="val3"/>
          <table:table-cell table:number-columns-repeated="58"/>
        </table:table-row>
        <table:table-row table:style-name="ro1">
          <table:table-cell table:number-columns-repeated="5"/>
          <table:table-cell table:content-validation-name="val3"/>
          <table:table-cell table:number-columns-repeated="58"/>
        </table:table-row>
      </table:table>
      <table:table table:name="OldExams" table:style-name="ta1">
        <table:table-column table:style-name="co16" table:default-cell-style-name="ce1"/>
        <table:table-column table:style-name="co21" table:default-cell-style-name="ce51"/>
        <table:table-column table:style-name="co22" table:default-cell-style-name="ce1"/>
        <table:table-column table:style-name="co23" table:default-cell-style-name="ce2"/>
        <table:table-column table:style-name="co24" table:default-cell-style-name="ce1"/>
        <table:table-column table:style-name="co25" table:default-cell-style-name="ce1"/>
        <table:table-column table:style-name="co17" table:default-cell-style-name="ce1"/>
        <table:table-column table:style-name="co26" table:default-cell-style-name="ce1"/>
        <table:table-column table:style-name="co27" table:default-cell-style-name="ce51"/>
        <table:table-column table:style-name="co28" table:default-cell-style-name="ce51"/>
        <table:table-column table:style-name="co29" table:default-cell-style-name="ce1"/>
        <table:table-column table:style-name="co30" table:number-columns-repeated="2" table:default-cell-style-name="ce1"/>
        <table:table-column table:style-name="co31" table:default-cell-style-name="ce1"/>
        <table:table-column table:style-name="co3" table:number-columns-repeated="50" table:default-cell-style-name="ce1"/>
        <table:table-row table:style-name="ro1">
          <table:table-cell table:style-name="ce13" office:value-type="string" calcext:value-type="string">
            <text:p>Exam sources</text:p>
          </table:table-cell>
          <table:table-cell table:style-name="ce19" office:value-type="string" calcext:value-type="string">
            <office:annotation draw:style-name="gr1" draw:text-style-name="P2" svg:width="108pt" svg:height="60.01pt" svg:x="139.49pt" svg:y="0pt" draw:caption-point-x="-9.3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Here you can see where you can find your exam.</text:span></text:p>
            </office:annotation>
            <text:p>Source</text:p>
          </table:table-cell>
          <table:table-cell table:style-name="ce13" office:value-type="string" calcext:value-type="string">
            <text:p>Nr</text:p>
          </table:table-cell>
          <table:table-cell table:style-name="ce20" office:value-type="string" calcext:value-type="string">
            <text:p>Date</text:p>
          </table:table-cell>
          <table:table-cell table:style-name="ce13" office:value-type="string" calcext:value-type="string">
            <text:p>Nr of Exercises</text:p>
          </table:table-cell>
          <table:table-cell table:style-name="ce13" office:value-type="string" calcext:value-type="string">
            <text:p>Exerc. Id</text:p>
          </table:table-cell>
          <table:table-cell table:style-name="ce13" office:value-type="string" calcext:value-type="string">
            <text:p>Weight</text:p>
          </table:table-cell>
          <table:table-cell table:style-name="ce13" office:value-type="string" calcext:value-type="string">
            <text:p>Topic</text:p>
          </table:table-cell>
          <table:table-cell table:style-name="ce19" office:value-type="string" calcext:value-type="string">
            <text:p>Lect. Topic</text:p>
          </table:table-cell>
          <table:table-cell table:style-name="ce19" office:value-type="string" calcext:value-type="string">
            <text:p>Due</text:p>
          </table:table-cell>
          <table:table-cell table:style-name="ce13" office:value-type="string" calcext:value-type="string">
            <office:annotation draw:style-name="gr2" draw:text-style-name="P2" svg:width="203.24pt" svg:height="255.74pt" svg:x="737.18pt" svg:y="0pt" draw:caption-point-x="2.72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Here you see who is allocated to which exam. (Allocation is pseudo-anonymized by letters.)</text:span></text:p>
              <text:p text:style-name="P1"><text:span text:style-name="T2"/></text:p>
              <text:p text:style-name="P1"><text:span text:style-name="T2">IF ALL EXAMS are already allocated, please find an exam in the drive or mega or where-ever and add it to the list, and allocate yourself to it. Ensure you pick a new exam that doesn't already have solutions :)</text:span></text:p>
            </office:annotation>
            <text:p>Public Hash</text:p>
          </table:table-cell>
          <table:table-cell table:style-name="ce13" office:value-type="string" calcext:value-type="string">
            <office:annotation draw:style-name="gr3" draw:text-style-name="P2" svg:width="163.5pt" svg:height="181.5pt" svg:x="782.93pt" svg:y="0pt" draw:caption-point-x="30.47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If the exam solution is already in the drive, please pick another exam.</text:span></text:p>
              <text:p text:style-name="P1"><text:span text:style-name="T2"/></text:p>
              <text:p text:style-name="P1"><text:span text:style-name="T2">(Feel free to upload the solutions, if they don't contain a name, in the private repo as pull request.)</text:span></text:p>
            </office:annotation>
            <text:p>Sol. In drive</text:p>
          </table:table-cell>
          <table:table-cell table:style-name="ce13" office:value-type="string" calcext:value-type="string">
            <text:p>Completed</text:p>
          </table:table-cell>
          <table:table-cell table:style-name="ce13" office:value-type="string" calcext:value-type="string">
            <office:annotation draw:style-name="gr4" draw:text-style-name="P2" svg:width="162pt" svg:height="182.24pt" svg:x="934.47pt" svg:y="0pt" draw:caption-point-x="27.44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If the exam solution is already in the drive, please pick another exam.</text:span></text:p>
              <text:p text:style-name="P1"><text:span text:style-name="T2"/></text:p>
              <text:p text:style-name="P1"><text:span text:style-name="T2">(Feel free to upload the solutions, if they don't contain a name, in the private repo as pull request.)</text:span></text:p>
            </office:annotation>
            <text:p>Language</text:p>
          </table:table-cell>
          <table:table-cell table:style-name="ce13" office:value-type="string" calcext:value-type="string">
            <text:p>Comments:</text:p>
          </table:table-cell>
          <table:table-cell table:style-name="ce12"/>
          <table:table-cell table:number-columns-repeated="48"/>
        </table:table-row>
        <table:table-row table:style-name="ro2">
          <table:table-cell table:style-name="ce47" office:value-type="string" calcext:value-type="string">
            <text:p>Old Course</text:p>
          </table:table-cell>
          <table:table-cell table:style-name="ce47" table:content-validation-name="val8" office:value-type="string" calcext:value-type="string">
            <text:p>Brightspace</text:p>
          </table:table-cell>
          <table:table-cell table:style-name="ce46" office:value-type="float" office:value="1" calcext:value-type="float">
            <text:p>1</text:p>
          </table:table-cell>
          <table:table-cell table:style-name="ce49" office:value-type="date" office:date-value="2019-11-01" calcext:value-type="date">
            <text:p>2019-11-0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ab Turing Tumble simulator</text:p>
          </table:table-cell>
          <table:table-cell table:style-name="ce18" table:content-validation-name="val3" table:formula="of:=VLOOKUP([.I2];[Lectures.C$1:.E1000];3;0)" office:value-type="date" office:date-value="2020-09-02T15:30:00" calcext:value-type="date">
            <text:p>2020-09-02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 office:value-type="string" calcext:value-type="string">
            <text:p>Brightspace</text:p>
          </table:table-cell>
          <table:table-cell table:style-name="ce47" table:content-validation-name="val8" office:value-type="string" calcext:value-type="string">
            <text:p>Brightspace</text:p>
          </table:table-cell>
          <table:table-cell table:style-name="ce46" office:value-type="float" office:value="1" calcext:value-type="float">
            <text:p>1</text:p>
          </table:table-cell>
          <table:table-cell table:style-name="ce49" office:value-type="date" office:date-value="2019-11-01" calcext:value-type="date">
            <text:p>2019-11-0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ecture brain inspired computation, information encoding in the brain</text:p>
          </table:table-cell>
          <table:table-cell table:style-name="ce18" table:content-validation-name="val3" table:formula="of:=VLOOKUP([.I3];[Lectures.C$1:.E1001];3;0)" office:value-type="date" office:date-value="2020-09-07T10:30:00" calcext:value-type="date">
            <text:p>2020-09-07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 office:value-type="string" calcext:value-type="string">
            <text:p>Studeersnel</text:p>
          </table:table-cell>
          <table:table-cell table:style-name="ce47" table:content-validation-name="val8" office:value-type="string" calcext:value-type="string">
            <text:p>Brightspace</text:p>
          </table:table-cell>
          <table:table-cell table:style-name="ce46" office:value-type="float" office:value="1" calcext:value-type="float">
            <text:p>1</text:p>
          </table:table-cell>
          <table:table-cell table:style-name="ce49" office:value-type="date" office:date-value="2019-11-01" calcext:value-type="date">
            <text:p>2019-11-0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ecture training a spiking neural network</text:p>
          </table:table-cell>
          <table:table-cell table:style-name="ce18" table:content-validation-name="val3" table:formula="of:=VLOOKUP([.I4];[Lectures.C$1:.E1002];3;0)" office:value-type="date" office:date-value="2020-09-14T10:30:00" calcext:value-type="date">
            <text:p>2020-09-14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 office:value-type="string" calcext:value-type="string">
            <text:p>Aerostudents</text:p>
          </table:table-cell>
          <table:table-cell table:style-name="ce47" table:content-validation-name="val8" office:value-type="string" calcext:value-type="string">
            <text:p>Brightspace</text:p>
          </table:table-cell>
          <table:table-cell table:style-name="ce46" office:value-type="float" office:value="1" calcext:value-type="float">
            <text:p>1</text:p>
          </table:table-cell>
          <table:table-cell table:style-name="ce49" office:value-type="date" office:date-value="2019-11-01" calcext:value-type="date">
            <text:p>2019-11-0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ecture programming (or configuring) a spiking neural network</text:p>
          </table:table-cell>
          <table:table-cell table:style-name="ce18" table:content-validation-name="val3" table:formula="of:=VLOOKUP([.I5];[Lectures.C$1:.E1003];3;0)" office:value-type="date" office:date-value="2020-09-21T10:30:00" calcext:value-type="date">
            <text:p>2020-09-21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 office:value-type="string" calcext:value-type="string">
            <text:p>Goldmine</text:p>
          </table:table-cell>
          <table:table-cell table:style-name="ce47" table:content-validation-name="val8" office:value-type="string" calcext:value-type="string">
            <text:p>Brightspace</text:p>
          </table:table-cell>
          <table:table-cell table:style-name="ce46" office:value-type="float" office:value="1" calcext:value-type="float">
            <text:p>1</text:p>
          </table:table-cell>
          <table:table-cell table:style-name="ce49" office:value-type="date" office:date-value="2019-11-01" calcext:value-type="date">
            <text:p>2019-11-01</text:p>
          </table:table-cell>
          <table:table-cell table:number-columns-repeated="2" table:style-name="ce46" office:value-type="float" office:value="5" calcext:value-type="float">
            <text:p>5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ecture formal analysis of neuromorphic computing and neuromorphic models of brain computations</text:p>
          </table:table-cell>
          <table:table-cell table:style-name="ce18" table:content-validation-name="val3" table:formula="of:=VLOOKUP([.I6];[Lectures.C$1:.E1004];3;0)" office:value-type="date" office:date-value="2020-09-28T10:30:00" calcext:value-type="date">
            <text:p>2020-09-28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8" office:value-type="string" calcext:value-type="string">
            <text:p>Brightspace</text:p>
          </table:table-cell>
          <table:table-cell table:style-name="ce46" office:value-type="float" office:value="2" calcext:value-type="float">
            <text:p>2</text:p>
          </table:table-cell>
          <table:table-cell table:style-name="ce49" office:value-type="date" office:date-value="2020-01-30" calcext:value-type="date">
            <text:p>2020-01-3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ab Turing Tumble simulator</text:p>
          </table:table-cell>
          <table:table-cell table:style-name="ce18" table:content-validation-name="val3" table:formula="of:=VLOOKUP([.I7];[Lectures.C$1:.E1005];3;0)" office:value-type="date" office:date-value="2020-09-02T15:30:00" calcext:value-type="date">
            <text:p>2020-09-02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8" office:value-type="string" calcext:value-type="string">
            <text:p>Brightspace</text:p>
          </table:table-cell>
          <table:table-cell table:style-name="ce46" office:value-type="float" office:value="2" calcext:value-type="float">
            <text:p>2</text:p>
          </table:table-cell>
          <table:table-cell table:style-name="ce49" office:value-type="date" office:date-value="2020-01-30" calcext:value-type="date">
            <text:p>2020-01-3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ecture brain inspired computation, information encoding in the brain</text:p>
          </table:table-cell>
          <table:table-cell table:style-name="ce18" table:content-validation-name="val3" table:formula="of:=VLOOKUP([.I8];[Lectures.C$1:.E1006];3;0)" office:value-type="date" office:date-value="2020-09-07T10:30:00" calcext:value-type="date">
            <text:p>2020-09-07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8" office:value-type="string" calcext:value-type="string">
            <text:p>Brightspace</text:p>
          </table:table-cell>
          <table:table-cell table:style-name="ce46" office:value-type="float" office:value="2" calcext:value-type="float">
            <text:p>2</text:p>
          </table:table-cell>
          <table:table-cell table:style-name="ce49" office:value-type="date" office:date-value="2020-01-30" calcext:value-type="date">
            <text:p>2020-01-3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ecture training a spiking neural network</text:p>
          </table:table-cell>
          <table:table-cell table:style-name="ce18" table:content-validation-name="val3" table:formula="of:=VLOOKUP([.I9];[Lectures.C$1:.E1007];3;0)" office:value-type="date" office:date-value="2020-09-14T10:30:00" calcext:value-type="date">
            <text:p>2020-09-14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8" office:value-type="string" calcext:value-type="string">
            <text:p>Brightspace</text:p>
          </table:table-cell>
          <table:table-cell table:style-name="ce46" office:value-type="float" office:value="2" calcext:value-type="float">
            <text:p>2</text:p>
          </table:table-cell>
          <table:table-cell table:style-name="ce49" office:value-type="date" office:date-value="2020-01-30" calcext:value-type="date">
            <text:p>2020-01-3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ecture programming (or configuring) a spiking neural network</text:p>
          </table:table-cell>
          <table:table-cell table:style-name="ce18" table:content-validation-name="val3" table:formula="of:=VLOOKUP([.I10];[Lectures.C$1:.E1008];3;0)" office:value-type="date" office:date-value="2020-09-21T10:30:00" calcext:value-type="date">
            <text:p>2020-09-21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7" table:content-validation-name="val8" office:value-type="string" calcext:value-type="string">
            <text:p>Brightspace</text:p>
          </table:table-cell>
          <table:table-cell table:style-name="ce46" office:value-type="float" office:value="2" calcext:value-type="float">
            <text:p>2</text:p>
          </table:table-cell>
          <table:table-cell table:style-name="ce49" office:value-type="date" office:date-value="2020-01-30" calcext:value-type="date">
            <text:p>2020-01-30</text:p>
          </table:table-cell>
          <table:table-cell table:number-columns-repeated="2" table:style-name="ce46" office:value-type="float" office:value="5" calcext:value-type="float">
            <text:p>5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ecture formal analysis of neuromorphic computing and neuromorphic models of brain computations</text:p>
          </table:table-cell>
          <table:table-cell table:style-name="ce18" table:content-validation-name="val3" table:formula="of:=VLOOKUP([.I11];[Lectures.C$1:.E1009];3;0)" office:value-type="date" office:date-value="2020-09-28T10:30:00" calcext:value-type="date">
            <text:p>2020-09-28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12];[Lectures.C$1:.E101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13];[Lectures.C$1:.E101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14];[Lectures.C$1:.E101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15];[Lectures.C$1:.E100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16];[Lectures.C$1:.E101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17];[Lectures.C$1:.E101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18];[Lectures.C$1:.E1012];3;0)" office:value-type="string" office:string-value="" calcext:value-type="error">
            <text:p>#N/A</text:p>
          </table:table-cell>
          <table:table-cell table:style-name="ce47" office:value-type="string" calcext:value-type="string">
            <text:p>A</text:p>
          </table:table-cell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19];[Lectures.C$1:.E1013];3;0)" office:value-type="string" office:string-value="" calcext:value-type="error">
            <text:p>#N/A</text:p>
          </table:table-cell>
          <table:table-cell table:style-name="ce47" office:value-type="string" calcext:value-type="string">
            <text:p>A</text:p>
          </table:table-cell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20];[Lectures.C$1:.E1014];3;0)" office:value-type="string" office:string-value="" calcext:value-type="error">
            <text:p>#N/A</text:p>
          </table:table-cell>
          <table:table-cell table:style-name="ce47" office:value-type="string" calcext:value-type="string">
            <text:p>A</text:p>
          </table:table-cell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21];[Lectures.C$1:.E1015];3;0)" office:value-type="string" office:string-value="" calcext:value-type="error">
            <text:p>#N/A</text:p>
          </table:table-cell>
          <table:table-cell table:style-name="ce47" office:value-type="string" calcext:value-type="string">
            <text:p>A</text:p>
          </table:table-cell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22];[Lectures.C$1:.E101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23];[Lectures.C$1:.E101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24];[Lectures.C$1:.E101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25];[Lectures.C$1:.E101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26];[Lectures.C$1:.E102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27];[Lectures.C$1:.E102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28];[Lectures.C$1:.E102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29];[Lectures.C$1:.E102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30];[Lectures.C$1:.E102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31];[Lectures.C$1:.E102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32];[Lectures.C$1:.E1030];3;0)" office:value-type="string" office:string-value="" calcext:value-type="error">
            <text:p>#N/A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33];[Lectures.C$1:.E1031];3;0)" office:value-type="string" office:string-value="" calcext:value-type="error">
            <text:p>#N/A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34];[Lectures.C$1:.E1032];3;0)" office:value-type="string" office:string-value="" calcext:value-type="error">
            <text:p>#N/A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35];[Lectures.C$1:.E1033];3;0)" office:value-type="string" office:string-value="" calcext:value-type="error">
            <text:p>#N/A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36];[Lectures.C$1:.E1034];3;0)" office:value-type="string" office:string-value="" calcext:value-type="error">
            <text:p>#N/A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8"/>
          <table:table-cell table:style-name="ce44" table:number-columns-repeated="8"/>
          <table:table-cell table:style-name="ce18" table:content-validation-name="val3" table:formula="of:=VLOOKUP([.I37];[Lectures.C$1:.E1035];3;0)" office:value-type="string" office:string-value="" calcext:value-type="error">
            <text:p>#N/A</text:p>
          </table:table-cell>
          <table:table-cell table:style-name="ce47"/>
          <table:table-cell table:style-name="ce8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8"/>
          <table:table-cell table:style-name="ce44" table:number-columns-repeated="8"/>
          <table:table-cell table:style-name="ce18" table:content-validation-name="val3" table:formula="of:=VLOOKUP([.I38];[Lectures.C$1:.E1036];3;0)" office:value-type="string" office:string-value="" calcext:value-type="error">
            <text:p>#N/A</text:p>
          </table:table-cell>
          <table:table-cell table:style-name="ce47"/>
          <table:table-cell table:style-name="ce8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8"/>
          <table:table-cell table:style-name="ce44" table:number-columns-repeated="8"/>
          <table:table-cell table:style-name="ce18" table:content-validation-name="val3" table:formula="of:=VLOOKUP([.I39];[Lectures.C$1:.E1037];3;0)" office:value-type="string" office:string-value="" calcext:value-type="error">
            <text:p>#N/A</text:p>
          </table:table-cell>
          <table:table-cell table:style-name="ce47"/>
          <table:table-cell table:style-name="ce8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8"/>
          <table:table-cell table:style-name="ce44" table:number-columns-repeated="8"/>
          <table:table-cell table:style-name="ce18" table:content-validation-name="val3" table:formula="of:=VLOOKUP([.I40];[Lectures.C$1:.E1038];3;0)" office:value-type="string" office:string-value="" calcext:value-type="error">
            <text:p>#N/A</text:p>
          </table:table-cell>
          <table:table-cell table:style-name="ce47"/>
          <table:table-cell table:style-name="ce8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8"/>
          <table:table-cell table:style-name="ce44" table:number-columns-repeated="8"/>
          <table:table-cell table:style-name="ce18" table:content-validation-name="val3" table:formula="of:=VLOOKUP([.I41];[Lectures.C$1:.E1039];3;0)" office:value-type="string" office:string-value="" calcext:value-type="error">
            <text:p>#N/A</text:p>
          </table:table-cell>
          <table:table-cell table:style-name="ce47"/>
          <table:table-cell table:style-name="ce8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8"/>
          <table:table-cell table:style-name="ce44" table:number-columns-repeated="8"/>
          <table:table-cell table:style-name="ce18" table:content-validation-name="val3" table:formula="of:=VLOOKUP([.I42];[Lectures.C$1:.E1040];3;0)" office:value-type="string" office:string-value="" calcext:value-type="error">
            <text:p>#N/A</text:p>
          </table:table-cell>
          <table:table-cell table:style-name="ce47"/>
          <table:table-cell table:style-name="ce8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8"/>
          <table:table-cell table:style-name="ce44" table:number-columns-repeated="8"/>
          <table:table-cell table:style-name="ce18" table:content-validation-name="val3" table:formula="of:=VLOOKUP([.I43];[Lectures.C$1:.E104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8"/>
          <table:table-cell table:style-name="ce44" table:number-columns-repeated="8"/>
          <table:table-cell table:style-name="ce18" table:content-validation-name="val3" table:formula="of:=VLOOKUP([.I44];[Lectures.C$1:.E104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8"/>
          <table:table-cell table:style-name="ce44" table:number-columns-repeated="8"/>
          <table:table-cell table:style-name="ce18" table:content-validation-name="val3" table:formula="of:=VLOOKUP([.I45];[Lectures.C$1:.E104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8"/>
          <table:table-cell table:style-name="ce44" table:number-columns-repeated="8"/>
          <table:table-cell table:style-name="ce18" table:content-validation-name="val3" table:formula="of:=VLOOKUP([.I46];[Lectures.C$1:.E104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8"/>
          <table:table-cell table:style-name="ce44" table:number-columns-repeated="8"/>
          <table:table-cell table:style-name="ce18" table:content-validation-name="val3" table:formula="of:=VLOOKUP([.I47];[Lectures.C$1:.E104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Yes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48];[Lectures.C$1:.E104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Yes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49];[Lectures.C$1:.E104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Yes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50];[Lectures.C$1:.E104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Yes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51];[Lectures.C$1:.E104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Yes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52];[Lectures.C$1:.E105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Yes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53];[Lectures.C$1:.E105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54];[Lectures.C$1:.E105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55];[Lectures.C$1:.E105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56];[Lectures.C$1:.E105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57];[Lectures.C$1:.E105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/>
          <table:table-cell table:style-name="ce47" office:value-type="string" calcext:value-type="string">
            <text:p>English</text:p>
          </table:table-cell>
          <table:table-cell table:style-name="ce47" table:number-columns-repeated="2"/>
          <table:table-cell table:number-columns-repeated="48"/>
        </table:table-row>
        <table:table-row table:style-name="ro2">
          <table:table-cell table:style-name="ce47"/>
          <table:table-cell table:style-name="ce44" table:number-columns-repeated="8"/>
          <table:table-cell table:style-name="ce18" table:content-validation-name="val3" table:formula="of:=VLOOKUP([.I58];[Lectures.C$1:.E105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8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8" table:content-validation-name="val12"/>
          <table:table-cell table:style-name="ce18" table:content-validation-name="val3" table:formula="of:=VLOOKUP([.I59];[Lectures.C$1:.E105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8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8" table:content-validation-name="val12"/>
          <table:table-cell table:style-name="ce18" table:content-validation-name="val3" table:formula="of:=VLOOKUP([.I60];[Lectures.C$1:.E105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8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8" table:content-validation-name="val12"/>
          <table:table-cell table:style-name="ce18" table:content-validation-name="val3" table:formula="of:=VLOOKUP([.I61];[Lectures.C$1:.E105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2];[Lectures.C$1:.E106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3];[Lectures.C$1:.E106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4];[Lectures.C$1:.E106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5];[Lectures.C$1:.E106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6];[Lectures.C$1:.E106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7];[Lectures.C$1:.E106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8];[Lectures.C$1:.E106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9];[Lectures.C$1:.E106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0];[Lectures.C$1:.E106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1];[Lectures.C$1:.E106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2];[Lectures.C$1:.E107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3];[Lectures.C$1:.E107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4];[Lectures.C$1:.E107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5];[Lectures.C$1:.E107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6];[Lectures.C$1:.E107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7];[Lectures.C$1:.E107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8];[Lectures.C$1:.E107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9];[Lectures.C$1:.E107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0];[Lectures.C$1:.E107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1];[Lectures.C$1:.E107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2];[Lectures.C$1:.E108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3];[Lectures.C$1:.E108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4];[Lectures.C$1:.E108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5];[Lectures.C$1:.E108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6];[Lectures.C$1:.E108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7];[Lectures.C$1:.E108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8];[Lectures.C$1:.E108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9];[Lectures.C$1:.E108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0];[Lectures.C$1:.E108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1];[Lectures.C$1:.E108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2];[Lectures.C$1:.E108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3];[Lectures.C$1:.E108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4];[Lectures.C$1:.E108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5];[Lectures.C$1:.E108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6];[Lectures.C$1:.E109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7];[Lectures.C$1:.E109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8];[Lectures.C$1:.E109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9];[Lectures.C$1:.E109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00];[Lectures.C$1:.E109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01];[Lectures.C$1:.E109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02];[Lectures.C$1:.E109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03];[Lectures.C$1:.E109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04];[Lectures.C$1:.E109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05];[Lectures.C$1:.E109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06];[Lectures.C$1:.E110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07];[Lectures.C$1:.E110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08];[Lectures.C$1:.E110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09];[Lectures.C$1:.E110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10];[Lectures.C$1:.E110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11];[Lectures.C$1:.E110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12];[Lectures.C$1:.E110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13];[Lectures.C$1:.E110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14];[Lectures.C$1:.E110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15];[Lectures.C$1:.E110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16];[Lectures.C$1:.E111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17];[Lectures.C$1:.E111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18];[Lectures.C$1:.E111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19];[Lectures.C$1:.E111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20];[Lectures.C$1:.E111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21];[Lectures.C$1:.E111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22];[Lectures.C$1:.E111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23];[Lectures.C$1:.E111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24];[Lectures.C$1:.E111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25];[Lectures.C$1:.E111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26];[Lectures.C$1:.E112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27];[Lectures.C$1:.E112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28];[Lectures.C$1:.E112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29];[Lectures.C$1:.E112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30];[Lectures.C$1:.E112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31];[Lectures.C$1:.E112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32];[Lectures.C$1:.E112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33];[Lectures.C$1:.E112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34];[Lectures.C$1:.E112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35];[Lectures.C$1:.E112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36];[Lectures.C$1:.E113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37];[Lectures.C$1:.E113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38];[Lectures.C$1:.E113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39];[Lectures.C$1:.E113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40];[Lectures.C$1:.E113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41];[Lectures.C$1:.E113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42];[Lectures.C$1:.E113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43];[Lectures.C$1:.E113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44];[Lectures.C$1:.E113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45];[Lectures.C$1:.E113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46];[Lectures.C$1:.E114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47];[Lectures.C$1:.E114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48];[Lectures.C$1:.E114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49];[Lectures.C$1:.E114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50];[Lectures.C$1:.E114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51];[Lectures.C$1:.E114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52];[Lectures.C$1:.E114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53];[Lectures.C$1:.E114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54];[Lectures.C$1:.E114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55];[Lectures.C$1:.E114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56];[Lectures.C$1:.E115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57];[Lectures.C$1:.E115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58];[Lectures.C$1:.E115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59];[Lectures.C$1:.E115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60];[Lectures.C$1:.E115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61];[Lectures.C$1:.E115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62];[Lectures.C$1:.E115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63];[Lectures.C$1:.E115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64];[Lectures.C$1:.E115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65];[Lectures.C$1:.E115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66];[Lectures.C$1:.E116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67];[Lectures.C$1:.E116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68];[Lectures.C$1:.E116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69];[Lectures.C$1:.E116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70];[Lectures.C$1:.E116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71];[Lectures.C$1:.E116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72];[Lectures.C$1:.E116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73];[Lectures.C$1:.E116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74];[Lectures.C$1:.E116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75];[Lectures.C$1:.E116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76];[Lectures.C$1:.E117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77];[Lectures.C$1:.E117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78];[Lectures.C$1:.E117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79];[Lectures.C$1:.E117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80];[Lectures.C$1:.E117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81];[Lectures.C$1:.E117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82];[Lectures.C$1:.E117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83];[Lectures.C$1:.E117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84];[Lectures.C$1:.E117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85];[Lectures.C$1:.E117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86];[Lectures.C$1:.E118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87];[Lectures.C$1:.E118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88];[Lectures.C$1:.E118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89];[Lectures.C$1:.E118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90];[Lectures.C$1:.E118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91];[Lectures.C$1:.E118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92];[Lectures.C$1:.E118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93];[Lectures.C$1:.E118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94];[Lectures.C$1:.E118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95];[Lectures.C$1:.E118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96];[Lectures.C$1:.E119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97];[Lectures.C$1:.E119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98];[Lectures.C$1:.E119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99];[Lectures.C$1:.E119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00];[Lectures.C$1:.E119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01];[Lectures.C$1:.E119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02];[Lectures.C$1:.E119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03];[Lectures.C$1:.E119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04];[Lectures.C$1:.E119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05];[Lectures.C$1:.E119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06];[Lectures.C$1:.E120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07];[Lectures.C$1:.E120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08];[Lectures.C$1:.E120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09];[Lectures.C$1:.E120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10];[Lectures.C$1:.E120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11];[Lectures.C$1:.E120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12];[Lectures.C$1:.E120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13];[Lectures.C$1:.E120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14];[Lectures.C$1:.E120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15];[Lectures.C$1:.E120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16];[Lectures.C$1:.E121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17];[Lectures.C$1:.E121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18];[Lectures.C$1:.E121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19];[Lectures.C$1:.E121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20];[Lectures.C$1:.E121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21];[Lectures.C$1:.E121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22];[Lectures.C$1:.E121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23];[Lectures.C$1:.E121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24];[Lectures.C$1:.E121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25];[Lectures.C$1:.E121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26];[Lectures.C$1:.E122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27];[Lectures.C$1:.E122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28];[Lectures.C$1:.E122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29];[Lectures.C$1:.E122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30];[Lectures.C$1:.E122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31];[Lectures.C$1:.E122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32];[Lectures.C$1:.E122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33];[Lectures.C$1:.E122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34];[Lectures.C$1:.E122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35];[Lectures.C$1:.E122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36];[Lectures.C$1:.E123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37];[Lectures.C$1:.E123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38];[Lectures.C$1:.E123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39];[Lectures.C$1:.E123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40];[Lectures.C$1:.E123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41];[Lectures.C$1:.E123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42];[Lectures.C$1:.E123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43];[Lectures.C$1:.E123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44];[Lectures.C$1:.E123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45];[Lectures.C$1:.E123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46];[Lectures.C$1:.E124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47];[Lectures.C$1:.E124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48];[Lectures.C$1:.E124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49];[Lectures.C$1:.E124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50];[Lectures.C$1:.E124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51];[Lectures.C$1:.E124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52];[Lectures.C$1:.E124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53];[Lectures.C$1:.E124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54];[Lectures.C$1:.E124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55];[Lectures.C$1:.E124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56];[Lectures.C$1:.E125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57];[Lectures.C$1:.E125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58];[Lectures.C$1:.E125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59];[Lectures.C$1:.E125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60];[Lectures.C$1:.E125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61];[Lectures.C$1:.E125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62];[Lectures.C$1:.E125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63];[Lectures.C$1:.E125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64];[Lectures.C$1:.E125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65];[Lectures.C$1:.E125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66];[Lectures.C$1:.E126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67];[Lectures.C$1:.E126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68];[Lectures.C$1:.E126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69];[Lectures.C$1:.E126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70];[Lectures.C$1:.E126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71];[Lectures.C$1:.E126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72];[Lectures.C$1:.E127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73];[Lectures.C$1:.E127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74];[Lectures.C$1:.E127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75];[Lectures.C$1:.E127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76];[Lectures.C$1:.E127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77];[Lectures.C$1:.E127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78];[Lectures.C$1:.E127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79];[Lectures.C$1:.E127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80];[Lectures.C$1:.E127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81];[Lectures.C$1:.E127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82];[Lectures.C$1:.E128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83];[Lectures.C$1:.E128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84];[Lectures.C$1:.E128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85];[Lectures.C$1:.E128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86];[Lectures.C$1:.E128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87];[Lectures.C$1:.E128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88];[Lectures.C$1:.E128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89];[Lectures.C$1:.E128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90];[Lectures.C$1:.E128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91];[Lectures.C$1:.E128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92];[Lectures.C$1:.E129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93];[Lectures.C$1:.E129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94];[Lectures.C$1:.E129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95];[Lectures.C$1:.E129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96];[Lectures.C$1:.E129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97];[Lectures.C$1:.E129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98];[Lectures.C$1:.E129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299];[Lectures.C$1:.E129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00];[Lectures.C$1:.E129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01];[Lectures.C$1:.E129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02];[Lectures.C$1:.E130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03];[Lectures.C$1:.E130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04];[Lectures.C$1:.E130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05];[Lectures.C$1:.E130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06];[Lectures.C$1:.E130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07];[Lectures.C$1:.E130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08];[Lectures.C$1:.E130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09];[Lectures.C$1:.E130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10];[Lectures.C$1:.E130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11];[Lectures.C$1:.E130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12];[Lectures.C$1:.E131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13];[Lectures.C$1:.E131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14];[Lectures.C$1:.E131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15];[Lectures.C$1:.E131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16];[Lectures.C$1:.E131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17];[Lectures.C$1:.E131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18];[Lectures.C$1:.E131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19];[Lectures.C$1:.E131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20];[Lectures.C$1:.E131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21];[Lectures.C$1:.E131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22];[Lectures.C$1:.E132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23];[Lectures.C$1:.E132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24];[Lectures.C$1:.E132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25];[Lectures.C$1:.E132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26];[Lectures.C$1:.E132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27];[Lectures.C$1:.E132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28];[Lectures.C$1:.E132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29];[Lectures.C$1:.E132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30];[Lectures.C$1:.E132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31];[Lectures.C$1:.E132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32];[Lectures.C$1:.E133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33];[Lectures.C$1:.E133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34];[Lectures.C$1:.E133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35];[Lectures.C$1:.E133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36];[Lectures.C$1:.E133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37];[Lectures.C$1:.E133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38];[Lectures.C$1:.E133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39];[Lectures.C$1:.E133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40];[Lectures.C$1:.E133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41];[Lectures.C$1:.E133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42];[Lectures.C$1:.E134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43];[Lectures.C$1:.E134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44];[Lectures.C$1:.E134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45];[Lectures.C$1:.E134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46];[Lectures.C$1:.E134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47];[Lectures.C$1:.E134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48];[Lectures.C$1:.E134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49];[Lectures.C$1:.E134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50];[Lectures.C$1:.E134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51];[Lectures.C$1:.E134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52];[Lectures.C$1:.E135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53];[Lectures.C$1:.E135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54];[Lectures.C$1:.E135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55];[Lectures.C$1:.E135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56];[Lectures.C$1:.E135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57];[Lectures.C$1:.E135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58];[Lectures.C$1:.E135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59];[Lectures.C$1:.E135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60];[Lectures.C$1:.E135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61];[Lectures.C$1:.E135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62];[Lectures.C$1:.E136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63];[Lectures.C$1:.E136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64];[Lectures.C$1:.E136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65];[Lectures.C$1:.E136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66];[Lectures.C$1:.E136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67];[Lectures.C$1:.E136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68];[Lectures.C$1:.E136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69];[Lectures.C$1:.E136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70];[Lectures.C$1:.E136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71];[Lectures.C$1:.E136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72];[Lectures.C$1:.E137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73];[Lectures.C$1:.E137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74];[Lectures.C$1:.E137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75];[Lectures.C$1:.E137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76];[Lectures.C$1:.E137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77];[Lectures.C$1:.E137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78];[Lectures.C$1:.E137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79];[Lectures.C$1:.E137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80];[Lectures.C$1:.E137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81];[Lectures.C$1:.E137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82];[Lectures.C$1:.E138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83];[Lectures.C$1:.E138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84];[Lectures.C$1:.E138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85];[Lectures.C$1:.E138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86];[Lectures.C$1:.E138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87];[Lectures.C$1:.E138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88];[Lectures.C$1:.E138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89];[Lectures.C$1:.E138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90];[Lectures.C$1:.E138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91];[Lectures.C$1:.E138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92];[Lectures.C$1:.E139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93];[Lectures.C$1:.E139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94];[Lectures.C$1:.E139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95];[Lectures.C$1:.E139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96];[Lectures.C$1:.E139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97];[Lectures.C$1:.E139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98];[Lectures.C$1:.E139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399];[Lectures.C$1:.E139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00];[Lectures.C$1:.E139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01];[Lectures.C$1:.E139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02];[Lectures.C$1:.E140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03];[Lectures.C$1:.E140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04];[Lectures.C$1:.E140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05];[Lectures.C$1:.E140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06];[Lectures.C$1:.E140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07];[Lectures.C$1:.E140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08];[Lectures.C$1:.E140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09];[Lectures.C$1:.E140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10];[Lectures.C$1:.E140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11];[Lectures.C$1:.E140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12];[Lectures.C$1:.E141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13];[Lectures.C$1:.E141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14];[Lectures.C$1:.E141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15];[Lectures.C$1:.E141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16];[Lectures.C$1:.E141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17];[Lectures.C$1:.E141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18];[Lectures.C$1:.E141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19];[Lectures.C$1:.E141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20];[Lectures.C$1:.E141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21];[Lectures.C$1:.E141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22];[Lectures.C$1:.E142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23];[Lectures.C$1:.E142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24];[Lectures.C$1:.E142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25];[Lectures.C$1:.E142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26];[Lectures.C$1:.E142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27];[Lectures.C$1:.E142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28];[Lectures.C$1:.E142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29];[Lectures.C$1:.E142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30];[Lectures.C$1:.E142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31];[Lectures.C$1:.E142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32];[Lectures.C$1:.E143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33];[Lectures.C$1:.E143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34];[Lectures.C$1:.E143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35];[Lectures.C$1:.E143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36];[Lectures.C$1:.E143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37];[Lectures.C$1:.E143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38];[Lectures.C$1:.E143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39];[Lectures.C$1:.E143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40];[Lectures.C$1:.E143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41];[Lectures.C$1:.E143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42];[Lectures.C$1:.E144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43];[Lectures.C$1:.E144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44];[Lectures.C$1:.E144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45];[Lectures.C$1:.E144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46];[Lectures.C$1:.E144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47];[Lectures.C$1:.E144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48];[Lectures.C$1:.E144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49];[Lectures.C$1:.E144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50];[Lectures.C$1:.E144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51];[Lectures.C$1:.E144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52];[Lectures.C$1:.E145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53];[Lectures.C$1:.E145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54];[Lectures.C$1:.E145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55];[Lectures.C$1:.E145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56];[Lectures.C$1:.E145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57];[Lectures.C$1:.E145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58];[Lectures.C$1:.E145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59];[Lectures.C$1:.E145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60];[Lectures.C$1:.E145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61];[Lectures.C$1:.E145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62];[Lectures.C$1:.E146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63];[Lectures.C$1:.E146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64];[Lectures.C$1:.E146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65];[Lectures.C$1:.E146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66];[Lectures.C$1:.E146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67];[Lectures.C$1:.E146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68];[Lectures.C$1:.E146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69];[Lectures.C$1:.E146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70];[Lectures.C$1:.E146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71];[Lectures.C$1:.E146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72];[Lectures.C$1:.E147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73];[Lectures.C$1:.E147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74];[Lectures.C$1:.E147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75];[Lectures.C$1:.E147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76];[Lectures.C$1:.E147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77];[Lectures.C$1:.E147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78];[Lectures.C$1:.E147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79];[Lectures.C$1:.E147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80];[Lectures.C$1:.E147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81];[Lectures.C$1:.E147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82];[Lectures.C$1:.E148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83];[Lectures.C$1:.E148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84];[Lectures.C$1:.E148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85];[Lectures.C$1:.E148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86];[Lectures.C$1:.E148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87];[Lectures.C$1:.E148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88];[Lectures.C$1:.E148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89];[Lectures.C$1:.E148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90];[Lectures.C$1:.E148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91];[Lectures.C$1:.E148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92];[Lectures.C$1:.E149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93];[Lectures.C$1:.E149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94];[Lectures.C$1:.E149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95];[Lectures.C$1:.E149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96];[Lectures.C$1:.E149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97];[Lectures.C$1:.E149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98];[Lectures.C$1:.E149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499];[Lectures.C$1:.E149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00];[Lectures.C$1:.E149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01];[Lectures.C$1:.E149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02];[Lectures.C$1:.E150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03];[Lectures.C$1:.E150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04];[Lectures.C$1:.E150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05];[Lectures.C$1:.E150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06];[Lectures.C$1:.E150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07];[Lectures.C$1:.E150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08];[Lectures.C$1:.E150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09];[Lectures.C$1:.E150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10];[Lectures.C$1:.E150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11];[Lectures.C$1:.E150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12];[Lectures.C$1:.E151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13];[Lectures.C$1:.E151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14];[Lectures.C$1:.E151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15];[Lectures.C$1:.E151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16];[Lectures.C$1:.E151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17];[Lectures.C$1:.E151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18];[Lectures.C$1:.E151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19];[Lectures.C$1:.E151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20];[Lectures.C$1:.E151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21];[Lectures.C$1:.E151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22];[Lectures.C$1:.E152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23];[Lectures.C$1:.E152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24];[Lectures.C$1:.E152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25];[Lectures.C$1:.E152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26];[Lectures.C$1:.E152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27];[Lectures.C$1:.E152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28];[Lectures.C$1:.E152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29];[Lectures.C$1:.E152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30];[Lectures.C$1:.E152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31];[Lectures.C$1:.E152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32];[Lectures.C$1:.E153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33];[Lectures.C$1:.E153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34];[Lectures.C$1:.E153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35];[Lectures.C$1:.E153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36];[Lectures.C$1:.E153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37];[Lectures.C$1:.E153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38];[Lectures.C$1:.E153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39];[Lectures.C$1:.E153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40];[Lectures.C$1:.E153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41];[Lectures.C$1:.E153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42];[Lectures.C$1:.E154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43];[Lectures.C$1:.E154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44];[Lectures.C$1:.E154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45];[Lectures.C$1:.E154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46];[Lectures.C$1:.E154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47];[Lectures.C$1:.E154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48];[Lectures.C$1:.E154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49];[Lectures.C$1:.E154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50];[Lectures.C$1:.E154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51];[Lectures.C$1:.E154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52];[Lectures.C$1:.E155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53];[Lectures.C$1:.E155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54];[Lectures.C$1:.E155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55];[Lectures.C$1:.E155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56];[Lectures.C$1:.E155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57];[Lectures.C$1:.E155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58];[Lectures.C$1:.E155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59];[Lectures.C$1:.E155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60];[Lectures.C$1:.E155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61];[Lectures.C$1:.E155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62];[Lectures.C$1:.E156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63];[Lectures.C$1:.E156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64];[Lectures.C$1:.E156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65];[Lectures.C$1:.E156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66];[Lectures.C$1:.E156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67];[Lectures.C$1:.E156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68];[Lectures.C$1:.E156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69];[Lectures.C$1:.E156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70];[Lectures.C$1:.E156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71];[Lectures.C$1:.E156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72];[Lectures.C$1:.E157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73];[Lectures.C$1:.E157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74];[Lectures.C$1:.E157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75];[Lectures.C$1:.E157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76];[Lectures.C$1:.E157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77];[Lectures.C$1:.E157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78];[Lectures.C$1:.E157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79];[Lectures.C$1:.E157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80];[Lectures.C$1:.E157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81];[Lectures.C$1:.E157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82];[Lectures.C$1:.E158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83];[Lectures.C$1:.E158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84];[Lectures.C$1:.E158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85];[Lectures.C$1:.E158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86];[Lectures.C$1:.E158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87];[Lectures.C$1:.E158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88];[Lectures.C$1:.E158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89];[Lectures.C$1:.E158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90];[Lectures.C$1:.E158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91];[Lectures.C$1:.E158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92];[Lectures.C$1:.E159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93];[Lectures.C$1:.E159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94];[Lectures.C$1:.E159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95];[Lectures.C$1:.E159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96];[Lectures.C$1:.E159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97];[Lectures.C$1:.E159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98];[Lectures.C$1:.E159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599];[Lectures.C$1:.E159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00];[Lectures.C$1:.E159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01];[Lectures.C$1:.E159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02];[Lectures.C$1:.E160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03];[Lectures.C$1:.E160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04];[Lectures.C$1:.E160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05];[Lectures.C$1:.E160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06];[Lectures.C$1:.E160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07];[Lectures.C$1:.E160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08];[Lectures.C$1:.E160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09];[Lectures.C$1:.E160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10];[Lectures.C$1:.E160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11];[Lectures.C$1:.E160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12];[Lectures.C$1:.E161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13];[Lectures.C$1:.E161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14];[Lectures.C$1:.E161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15];[Lectures.C$1:.E161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16];[Lectures.C$1:.E161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17];[Lectures.C$1:.E161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18];[Lectures.C$1:.E161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19];[Lectures.C$1:.E161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20];[Lectures.C$1:.E161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21];[Lectures.C$1:.E161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22];[Lectures.C$1:.E162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23];[Lectures.C$1:.E162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24];[Lectures.C$1:.E162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25];[Lectures.C$1:.E162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26];[Lectures.C$1:.E162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27];[Lectures.C$1:.E162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28];[Lectures.C$1:.E162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29];[Lectures.C$1:.E162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30];[Lectures.C$1:.E162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31];[Lectures.C$1:.E162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32];[Lectures.C$1:.E163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33];[Lectures.C$1:.E163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34];[Lectures.C$1:.E163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35];[Lectures.C$1:.E163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36];[Lectures.C$1:.E163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37];[Lectures.C$1:.E163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38];[Lectures.C$1:.E163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39];[Lectures.C$1:.E163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40];[Lectures.C$1:.E163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41];[Lectures.C$1:.E163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42];[Lectures.C$1:.E164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43];[Lectures.C$1:.E164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44];[Lectures.C$1:.E164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45];[Lectures.C$1:.E164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46];[Lectures.C$1:.E164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47];[Lectures.C$1:.E164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48];[Lectures.C$1:.E164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49];[Lectures.C$1:.E164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50];[Lectures.C$1:.E164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51];[Lectures.C$1:.E164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52];[Lectures.C$1:.E165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53];[Lectures.C$1:.E165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54];[Lectures.C$1:.E165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55];[Lectures.C$1:.E165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56];[Lectures.C$1:.E165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57];[Lectures.C$1:.E165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58];[Lectures.C$1:.E165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59];[Lectures.C$1:.E165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60];[Lectures.C$1:.E165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61];[Lectures.C$1:.E165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62];[Lectures.C$1:.E166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63];[Lectures.C$1:.E166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64];[Lectures.C$1:.E166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65];[Lectures.C$1:.E166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66];[Lectures.C$1:.E166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67];[Lectures.C$1:.E166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68];[Lectures.C$1:.E166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69];[Lectures.C$1:.E166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70];[Lectures.C$1:.E166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71];[Lectures.C$1:.E166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72];[Lectures.C$1:.E167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73];[Lectures.C$1:.E167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74];[Lectures.C$1:.E167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75];[Lectures.C$1:.E167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76];[Lectures.C$1:.E167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77];[Lectures.C$1:.E167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78];[Lectures.C$1:.E167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79];[Lectures.C$1:.E167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80];[Lectures.C$1:.E167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81];[Lectures.C$1:.E167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82];[Lectures.C$1:.E168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83];[Lectures.C$1:.E168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84];[Lectures.C$1:.E168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85];[Lectures.C$1:.E168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86];[Lectures.C$1:.E168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87];[Lectures.C$1:.E168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88];[Lectures.C$1:.E168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89];[Lectures.C$1:.E168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90];[Lectures.C$1:.E168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91];[Lectures.C$1:.E168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92];[Lectures.C$1:.E169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93];[Lectures.C$1:.E169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94];[Lectures.C$1:.E169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95];[Lectures.C$1:.E169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96];[Lectures.C$1:.E169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97];[Lectures.C$1:.E169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98];[Lectures.C$1:.E169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699];[Lectures.C$1:.E169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00];[Lectures.C$1:.E169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01];[Lectures.C$1:.E169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02];[Lectures.C$1:.E170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03];[Lectures.C$1:.E170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04];[Lectures.C$1:.E170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05];[Lectures.C$1:.E170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06];[Lectures.C$1:.E170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07];[Lectures.C$1:.E170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08];[Lectures.C$1:.E170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09];[Lectures.C$1:.E170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10];[Lectures.C$1:.E170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11];[Lectures.C$1:.E170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12];[Lectures.C$1:.E171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13];[Lectures.C$1:.E171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14];[Lectures.C$1:.E171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15];[Lectures.C$1:.E171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16];[Lectures.C$1:.E171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17];[Lectures.C$1:.E171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18];[Lectures.C$1:.E171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19];[Lectures.C$1:.E171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20];[Lectures.C$1:.E171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21];[Lectures.C$1:.E171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22];[Lectures.C$1:.E172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23];[Lectures.C$1:.E172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24];[Lectures.C$1:.E172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25];[Lectures.C$1:.E172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26];[Lectures.C$1:.E172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27];[Lectures.C$1:.E172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28];[Lectures.C$1:.E172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29];[Lectures.C$1:.E172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30];[Lectures.C$1:.E172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31];[Lectures.C$1:.E172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32];[Lectures.C$1:.E173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33];[Lectures.C$1:.E173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34];[Lectures.C$1:.E173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35];[Lectures.C$1:.E173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36];[Lectures.C$1:.E173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37];[Lectures.C$1:.E173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38];[Lectures.C$1:.E173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39];[Lectures.C$1:.E173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40];[Lectures.C$1:.E173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41];[Lectures.C$1:.E173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42];[Lectures.C$1:.E174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43];[Lectures.C$1:.E174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44];[Lectures.C$1:.E174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45];[Lectures.C$1:.E174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46];[Lectures.C$1:.E174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47];[Lectures.C$1:.E174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48];[Lectures.C$1:.E174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49];[Lectures.C$1:.E174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50];[Lectures.C$1:.E174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51];[Lectures.C$1:.E174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52];[Lectures.C$1:.E175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53];[Lectures.C$1:.E175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54];[Lectures.C$1:.E175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55];[Lectures.C$1:.E175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56];[Lectures.C$1:.E175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57];[Lectures.C$1:.E175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58];[Lectures.C$1:.E175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59];[Lectures.C$1:.E175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60];[Lectures.C$1:.E175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61];[Lectures.C$1:.E175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62];[Lectures.C$1:.E176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63];[Lectures.C$1:.E176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64];[Lectures.C$1:.E176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65];[Lectures.C$1:.E176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66];[Lectures.C$1:.E176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67];[Lectures.C$1:.E176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68];[Lectures.C$1:.E176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69];[Lectures.C$1:.E176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70];[Lectures.C$1:.E176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71];[Lectures.C$1:.E176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72];[Lectures.C$1:.E177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73];[Lectures.C$1:.E177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74];[Lectures.C$1:.E177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75];[Lectures.C$1:.E177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76];[Lectures.C$1:.E177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77];[Lectures.C$1:.E177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78];[Lectures.C$1:.E177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79];[Lectures.C$1:.E177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80];[Lectures.C$1:.E177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81];[Lectures.C$1:.E177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82];[Lectures.C$1:.E178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83];[Lectures.C$1:.E178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84];[Lectures.C$1:.E178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85];[Lectures.C$1:.E178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86];[Lectures.C$1:.E178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87];[Lectures.C$1:.E178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88];[Lectures.C$1:.E178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89];[Lectures.C$1:.E178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90];[Lectures.C$1:.E178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91];[Lectures.C$1:.E178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92];[Lectures.C$1:.E179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93];[Lectures.C$1:.E179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94];[Lectures.C$1:.E179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95];[Lectures.C$1:.E179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96];[Lectures.C$1:.E179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97];[Lectures.C$1:.E179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98];[Lectures.C$1:.E179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799];[Lectures.C$1:.E179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00];[Lectures.C$1:.E179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01];[Lectures.C$1:.E179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02];[Lectures.C$1:.E180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03];[Lectures.C$1:.E180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04];[Lectures.C$1:.E180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05];[Lectures.C$1:.E180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06];[Lectures.C$1:.E180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07];[Lectures.C$1:.E180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08];[Lectures.C$1:.E180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09];[Lectures.C$1:.E180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10];[Lectures.C$1:.E180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11];[Lectures.C$1:.E180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12];[Lectures.C$1:.E181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13];[Lectures.C$1:.E181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14];[Lectures.C$1:.E181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15];[Lectures.C$1:.E181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16];[Lectures.C$1:.E181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17];[Lectures.C$1:.E181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18];[Lectures.C$1:.E181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19];[Lectures.C$1:.E181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20];[Lectures.C$1:.E181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21];[Lectures.C$1:.E181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22];[Lectures.C$1:.E182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23];[Lectures.C$1:.E182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24];[Lectures.C$1:.E182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25];[Lectures.C$1:.E182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26];[Lectures.C$1:.E182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27];[Lectures.C$1:.E182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28];[Lectures.C$1:.E182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29];[Lectures.C$1:.E182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30];[Lectures.C$1:.E182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31];[Lectures.C$1:.E182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32];[Lectures.C$1:.E183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33];[Lectures.C$1:.E183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34];[Lectures.C$1:.E183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35];[Lectures.C$1:.E183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36];[Lectures.C$1:.E183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37];[Lectures.C$1:.E183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38];[Lectures.C$1:.E183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39];[Lectures.C$1:.E183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40];[Lectures.C$1:.E183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41];[Lectures.C$1:.E183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42];[Lectures.C$1:.E184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43];[Lectures.C$1:.E184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44];[Lectures.C$1:.E184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45];[Lectures.C$1:.E184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46];[Lectures.C$1:.E184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47];[Lectures.C$1:.E184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48];[Lectures.C$1:.E184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49];[Lectures.C$1:.E184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50];[Lectures.C$1:.E184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51];[Lectures.C$1:.E184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52];[Lectures.C$1:.E185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53];[Lectures.C$1:.E185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54];[Lectures.C$1:.E185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55];[Lectures.C$1:.E185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56];[Lectures.C$1:.E185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57];[Lectures.C$1:.E185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58];[Lectures.C$1:.E185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59];[Lectures.C$1:.E185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60];[Lectures.C$1:.E185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61];[Lectures.C$1:.E185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62];[Lectures.C$1:.E186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63];[Lectures.C$1:.E186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64];[Lectures.C$1:.E186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65];[Lectures.C$1:.E186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66];[Lectures.C$1:.E186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67];[Lectures.C$1:.E186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68];[Lectures.C$1:.E186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69];[Lectures.C$1:.E186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70];[Lectures.C$1:.E186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71];[Lectures.C$1:.E186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72];[Lectures.C$1:.E187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73];[Lectures.C$1:.E187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74];[Lectures.C$1:.E187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75];[Lectures.C$1:.E187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76];[Lectures.C$1:.E187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77];[Lectures.C$1:.E187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78];[Lectures.C$1:.E187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79];[Lectures.C$1:.E187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80];[Lectures.C$1:.E187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81];[Lectures.C$1:.E187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82];[Lectures.C$1:.E188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83];[Lectures.C$1:.E188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84];[Lectures.C$1:.E188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85];[Lectures.C$1:.E188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86];[Lectures.C$1:.E188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87];[Lectures.C$1:.E188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88];[Lectures.C$1:.E188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89];[Lectures.C$1:.E188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90];[Lectures.C$1:.E188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91];[Lectures.C$1:.E188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92];[Lectures.C$1:.E189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93];[Lectures.C$1:.E189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94];[Lectures.C$1:.E189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95];[Lectures.C$1:.E189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96];[Lectures.C$1:.E189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97];[Lectures.C$1:.E189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98];[Lectures.C$1:.E189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899];[Lectures.C$1:.E189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00];[Lectures.C$1:.E189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01];[Lectures.C$1:.E189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02];[Lectures.C$1:.E190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03];[Lectures.C$1:.E190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04];[Lectures.C$1:.E190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05];[Lectures.C$1:.E190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06];[Lectures.C$1:.E190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07];[Lectures.C$1:.E190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08];[Lectures.C$1:.E190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09];[Lectures.C$1:.E190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10];[Lectures.C$1:.E190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11];[Lectures.C$1:.E190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12];[Lectures.C$1:.E191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13];[Lectures.C$1:.E191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14];[Lectures.C$1:.E191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15];[Lectures.C$1:.E191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16];[Lectures.C$1:.E191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/>
          <table:table-cell table:style-name="ce47" table:content-validation-name="val8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17];[Lectures.C$1:.E191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18];[Lectures.C$1:.E191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19];[Lectures.C$1:.E191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20];[Lectures.C$1:.E191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21];[Lectures.C$1:.E191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22];[Lectures.C$1:.E192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23];[Lectures.C$1:.E192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24];[Lectures.C$1:.E192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25];[Lectures.C$1:.E192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26];[Lectures.C$1:.E192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27];[Lectures.C$1:.E192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28];[Lectures.C$1:.E192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29];[Lectures.C$1:.E192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30];[Lectures.C$1:.E192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31];[Lectures.C$1:.E192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32];[Lectures.C$1:.E193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33];[Lectures.C$1:.E193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34];[Lectures.C$1:.E193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35];[Lectures.C$1:.E193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36];[Lectures.C$1:.E193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37];[Lectures.C$1:.E193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38];[Lectures.C$1:.E193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39];[Lectures.C$1:.E193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40];[Lectures.C$1:.E193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41];[Lectures.C$1:.E193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42];[Lectures.C$1:.E194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43];[Lectures.C$1:.E194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44];[Lectures.C$1:.E194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45];[Lectures.C$1:.E194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46];[Lectures.C$1:.E194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47];[Lectures.C$1:.E194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48];[Lectures.C$1:.E194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49];[Lectures.C$1:.E194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50];[Lectures.C$1:.E194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51];[Lectures.C$1:.E194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52];[Lectures.C$1:.E195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53];[Lectures.C$1:.E195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54];[Lectures.C$1:.E195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55];[Lectures.C$1:.E195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56];[Lectures.C$1:.E195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57];[Lectures.C$1:.E195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58];[Lectures.C$1:.E195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59];[Lectures.C$1:.E195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60];[Lectures.C$1:.E195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61];[Lectures.C$1:.E195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62];[Lectures.C$1:.E196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63];[Lectures.C$1:.E196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64];[Lectures.C$1:.E196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65];[Lectures.C$1:.E196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66];[Lectures.C$1:.E196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67];[Lectures.C$1:.E196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68];[Lectures.C$1:.E196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69];[Lectures.C$1:.E196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70];[Lectures.C$1:.E196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71];[Lectures.C$1:.E196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72];[Lectures.C$1:.E197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73];[Lectures.C$1:.E197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74];[Lectures.C$1:.E197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75];[Lectures.C$1:.E197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76];[Lectures.C$1:.E197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77];[Lectures.C$1:.E197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78];[Lectures.C$1:.E197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79];[Lectures.C$1:.E197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80];[Lectures.C$1:.E197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81];[Lectures.C$1:.E197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82];[Lectures.C$1:.E198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83];[Lectures.C$1:.E198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84];[Lectures.C$1:.E198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85];[Lectures.C$1:.E198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86];[Lectures.C$1:.E198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87];[Lectures.C$1:.E198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88];[Lectures.C$1:.E198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89];[Lectures.C$1:.E198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90];[Lectures.C$1:.E198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91];[Lectures.C$1:.E1989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92];[Lectures.C$1:.E1990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93];[Lectures.C$1:.E1991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94];[Lectures.C$1:.E1992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95];[Lectures.C$1:.E1993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96];[Lectures.C$1:.E1994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97];[Lectures.C$1:.E1995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98];[Lectures.C$1:.E1996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999];[Lectures.C$1:.E1997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>
          <table:table-cell table:style-name="ce47" table:number-columns-repeated="2"/>
          <table:table-cell table:style-name="ce54" table:content-validation-name="val9"/>
          <table:table-cell table:style-name="ce17" table:content-validation-name="val3"/>
          <table:table-cell table:style-name="ce54" table:content-validation-name="val10" table:number-columns-repeated="2"/>
          <table:table-cell table:style-name="ce54" table:content-validation-name="val11"/>
          <table:table-cell table:style-name="ce47"/>
          <table:table-cell table:style-name="ce47" table:content-validation-name="val12"/>
          <table:table-cell table:style-name="ce18" table:content-validation-name="val3" table:formula="of:=VLOOKUP([.I1000];[Lectures.C$1:.E1998];3;0)" office:value-type="string" office:string-value="" calcext:value-type="error">
            <text:p>#N/A</text:p>
          </table:table-cell>
          <table:table-cell table:style-name="ce47"/>
          <table:table-cell table:style-name="ce47" office:value-type="string" calcext:value-type="string">
            <text:p>No</text:p>
          </table:table-cell>
          <table:table-cell table:style-name="ce47" table:number-columns-repeated="4"/>
          <table:table-cell table:number-columns-repeated="48"/>
        </table:table-row>
        <table:table-row table:style-name="ro1" table:number-rows-repeated="149">
          <table:table-cell table:number-columns-repeated="2"/>
          <table:table-cell table:content-validation-name="val9"/>
          <table:table-cell table:content-validation-name="val3"/>
          <table:table-cell table:content-validation-name="val10" table:number-columns-repeated="2"/>
          <table:table-cell table:content-validation-name="val11"/>
          <table:table-cell table:number-columns-repeated="2"/>
          <table:table-cell table:style-name="ce11" table:content-validation-name="val3"/>
          <table:table-cell table:number-columns-repeated="54"/>
        </table:table-row>
        <table:table-row table:style-name="ro1" table:number-rows-repeated="1047426">
          <table:table-cell table:number-columns-repeated="2"/>
          <table:table-cell table:content-validation-name="val9"/>
          <table:table-cell table:content-validation-name="val3"/>
          <table:table-cell table:content-validation-name="val10" table:number-columns-repeated="2"/>
          <table:table-cell table:content-validation-name="val11"/>
          <table:table-cell table:number-columns-repeated="2"/>
          <table:table-cell table:content-validation-name="val3"/>
          <table:table-cell table:number-columns-repeated="54"/>
        </table:table-row>
        <table:table-row table:style-name="ro1">
          <table:table-cell table:number-columns-repeated="2"/>
          <table:table-cell table:content-validation-name="val9"/>
          <table:table-cell table:content-validation-name="val3"/>
          <table:table-cell table:content-validation-name="val10" table:number-columns-repeated="2"/>
          <table:table-cell table:content-validation-name="val11"/>
          <table:table-cell table:number-columns-repeated="2"/>
          <table:table-cell table:content-validation-name="val3"/>
          <table:table-cell table:number-columns-repeated="54"/>
        </table:table-row>
      </table:table>
      <table:table table:name="Exercises" table:style-name="ta2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32" table:default-cell-style-name="ce21"/>
        <table:table-column table:style-name="co11" table:default-cell-style-name="ce21"/>
        <table:table-column table:style-name="co12" table:default-cell-style-name="ce21"/>
        <table:table-column table:style-name="co33" table:default-cell-style-name="ce21"/>
        <table:table-column table:style-name="co34" table:default-cell-style-name="ce21"/>
        <table:table-column table:style-name="co35" table:default-cell-style-name="ce1"/>
        <table:table-column table:style-name="co36" table:default-cell-style-name="ce2"/>
        <table:table-column table:style-name="co3" table:number-columns-repeated="57" table:default-cell-style-name="ce1"/>
        <table:table-row table:style-name="ro1">
          <table:table-cell table:style-name="ce10" office:value-type="string" calcext:value-type="string">
            <text:p>Nr</text:p>
          </table:table-cell>
          <table:table-cell table:style-name="ce10" office:value-type="string" calcext:value-type="string">
            <text:p>Cal</text:p>
          </table:table-cell>
          <table:table-cell table:style-name="ce10" office:value-type="string" calcext:value-type="string">
            <text:p>Tw</text:p>
          </table:table-cell>
          <table:table-cell table:style-name="ce10" office:value-type="string" calcext:value-type="string">
            <text:p>Available</text:p>
          </table:table-cell>
          <table:table-cell table:style-name="ce10" office:value-type="string" calcext:value-type="string">
            <text:p>Topic</text:p>
          </table:table-cell>
          <table:table-cell table:style-name="ce24" office:value-type="string" calcext:value-type="string">
            <text:p>Lecture topic</text:p>
          </table:table-cell>
          <table:table-cell table:style-name="ce25" office:value-type="string" calcext:value-type="string">
            <text:p>Due date</text:p>
          </table:table-cell>
          <table:table-cell table:style-name="ce24" office:value-type="string" calcext:value-type="string">
            <text:p>Duration[mins]</text:p>
          </table:table-cell>
          <table:table-cell table:style-name="ce24"/>
          <table:table-cell table:number-columns-repeated="55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];[Lectures.C$1:.E10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];[Lectures.C$1:.E10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];[Lectures.C$1:.E10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];[Lectures.C$1:.E10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];[Lectures.C$1:.E10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];[Lectures.C$1:.E10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8];[Lectures.C$1:.E10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9];[Lectures.C$1:.E10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0];[Lectures.C$1:.E10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1];[Lectures.C$1:.E10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2];[Lectures.C$1:.E10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3];[Lectures.C$1:.E10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4];[Lectures.C$1:.E10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5];[Lectures.C$1:.E10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6];[Lectures.C$1:.E10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7];[Lectures.C$1:.E10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8];[Lectures.C$1:.E10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9];[Lectures.C$1:.E10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0];[Lectures.C$1:.E10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1];[Lectures.C$1:.E10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2];[Lectures.C$1:.E10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3];[Lectures.C$1:.E10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4];[Lectures.C$1:.E10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5];[Lectures.C$1:.E10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6];[Lectures.C$1:.E10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7];[Lectures.C$1:.E10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8];[Lectures.C$1:.E10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9];[Lectures.C$1:.E10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0];[Lectures.C$1:.E10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1];[Lectures.C$1:.E10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2];[Lectures.C$1:.E10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3];[Lectures.C$1:.E10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4];[Lectures.C$1:.E10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5];[Lectures.C$1:.E10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6];[Lectures.C$1:.E10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7];[Lectures.C$1:.E10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8];[Lectures.C$1:.E10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9];[Lectures.C$1:.E10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0];[Lectures.C$1:.E10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1];[Lectures.C$1:.E10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2];[Lectures.C$1:.E10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3];[Lectures.C$1:.E10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4];[Lectures.C$1:.E10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5];[Lectures.C$1:.E10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6];[Lectures.C$1:.E10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7];[Lectures.C$1:.E10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8];[Lectures.C$1:.E10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9];[Lectures.C$1:.E10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0];[Lectures.C$1:.E10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1];[Lectures.C$1:.E10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2];[Lectures.C$1:.E10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3];[Lectures.C$1:.E10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4];[Lectures.C$1:.E10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5];[Lectures.C$1:.E10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6];[Lectures.C$1:.E10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7];[Lectures.C$1:.E10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8];[Lectures.C$1:.E10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9];[Lectures.C$1:.E10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0];[Lectures.C$1:.E10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1];[Lectures.C$1:.E10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2];[Lectures.C$1:.E10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3];[Lectures.C$1:.E10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4];[Lectures.C$1:.E10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5];[Lectures.C$1:.E10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6];[Lectures.C$1:.E10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7];[Lectures.C$1:.E10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8];[Lectures.C$1:.E10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9];[Lectures.C$1:.E10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0];[Lectures.C$1:.E10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1];[Lectures.C$1:.E10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2];[Lectures.C$1:.E10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3];[Lectures.C$1:.E10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4];[Lectures.C$1:.E10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5];[Lectures.C$1:.E10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6];[Lectures.C$1:.E10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7];[Lectures.C$1:.E10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8];[Lectures.C$1:.E10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9];[Lectures.C$1:.E10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80];[Lectures.C$1:.E10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81];[Lectures.C$1:.E10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82];[Lectures.C$1:.E10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83];[Lectures.C$1:.E10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84];[Lectures.C$1:.E10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85];[Lectures.C$1:.E10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86];[Lectures.C$1:.E11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87];[Lectures.C$1:.E11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88];[Lectures.C$1:.E11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89];[Lectures.C$1:.E11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90];[Lectures.C$1:.E11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91];[Lectures.C$1:.E11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92];[Lectures.C$1:.E11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93];[Lectures.C$1:.E11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94];[Lectures.C$1:.E11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95];[Lectures.C$1:.E11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96];[Lectures.C$1:.E11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97];[Lectures.C$1:.E11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98];[Lectures.C$1:.E11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99];[Lectures.C$1:.E11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00];[Lectures.C$1:.E11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01];[Lectures.C$1:.E11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02];[Lectures.C$1:.E11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03];[Lectures.C$1:.E11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04];[Lectures.C$1:.E11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05];[Lectures.C$1:.E11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06];[Lectures.C$1:.E11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07];[Lectures.C$1:.E11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08];[Lectures.C$1:.E11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09];[Lectures.C$1:.E11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10];[Lectures.C$1:.E11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11];[Lectures.C$1:.E11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12];[Lectures.C$1:.E11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13];[Lectures.C$1:.E11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14];[Lectures.C$1:.E11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15];[Lectures.C$1:.E11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16];[Lectures.C$1:.E11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17];[Lectures.C$1:.E11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18];[Lectures.C$1:.E11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19];[Lectures.C$1:.E11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20];[Lectures.C$1:.E11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21];[Lectures.C$1:.E11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22];[Lectures.C$1:.E11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23];[Lectures.C$1:.E11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24];[Lectures.C$1:.E11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25];[Lectures.C$1:.E11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26];[Lectures.C$1:.E11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27];[Lectures.C$1:.E11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28];[Lectures.C$1:.E11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29];[Lectures.C$1:.E11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30];[Lectures.C$1:.E11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31];[Lectures.C$1:.E11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32];[Lectures.C$1:.E11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33];[Lectures.C$1:.E11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34];[Lectures.C$1:.E11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35];[Lectures.C$1:.E11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36];[Lectures.C$1:.E11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37];[Lectures.C$1:.E11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38];[Lectures.C$1:.E11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39];[Lectures.C$1:.E11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40];[Lectures.C$1:.E11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41];[Lectures.C$1:.E11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42];[Lectures.C$1:.E11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43];[Lectures.C$1:.E11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44];[Lectures.C$1:.E11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45];[Lectures.C$1:.E11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46];[Lectures.C$1:.E11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47];[Lectures.C$1:.E11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48];[Lectures.C$1:.E11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49];[Lectures.C$1:.E11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50];[Lectures.C$1:.E11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51];[Lectures.C$1:.E11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52];[Lectures.C$1:.E11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53];[Lectures.C$1:.E11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54];[Lectures.C$1:.E11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55];[Lectures.C$1:.E11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56];[Lectures.C$1:.E11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57];[Lectures.C$1:.E11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58];[Lectures.C$1:.E11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59];[Lectures.C$1:.E11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60];[Lectures.C$1:.E11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61];[Lectures.C$1:.E11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62];[Lectures.C$1:.E11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63];[Lectures.C$1:.E11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64];[Lectures.C$1:.E11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65];[Lectures.C$1:.E11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66];[Lectures.C$1:.E11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67];[Lectures.C$1:.E11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68];[Lectures.C$1:.E11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69];[Lectures.C$1:.E11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70];[Lectures.C$1:.E11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71];[Lectures.C$1:.E11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72];[Lectures.C$1:.E11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73];[Lectures.C$1:.E11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74];[Lectures.C$1:.E11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75];[Lectures.C$1:.E11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76];[Lectures.C$1:.E11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77];[Lectures.C$1:.E11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78];[Lectures.C$1:.E11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79];[Lectures.C$1:.E11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80];[Lectures.C$1:.E11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81];[Lectures.C$1:.E11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82];[Lectures.C$1:.E11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83];[Lectures.C$1:.E11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84];[Lectures.C$1:.E11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85];[Lectures.C$1:.E11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86];[Lectures.C$1:.E12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87];[Lectures.C$1:.E12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88];[Lectures.C$1:.E12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89];[Lectures.C$1:.E12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90];[Lectures.C$1:.E12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91];[Lectures.C$1:.E12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92];[Lectures.C$1:.E12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93];[Lectures.C$1:.E12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94];[Lectures.C$1:.E12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95];[Lectures.C$1:.E12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96];[Lectures.C$1:.E12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97];[Lectures.C$1:.E12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98];[Lectures.C$1:.E12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199];[Lectures.C$1:.E12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00];[Lectures.C$1:.E12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01];[Lectures.C$1:.E12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02];[Lectures.C$1:.E12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03];[Lectures.C$1:.E12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04];[Lectures.C$1:.E12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05];[Lectures.C$1:.E12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06];[Lectures.C$1:.E12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07];[Lectures.C$1:.E12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08];[Lectures.C$1:.E12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09];[Lectures.C$1:.E12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10];[Lectures.C$1:.E12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11];[Lectures.C$1:.E12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12];[Lectures.C$1:.E12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13];[Lectures.C$1:.E12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14];[Lectures.C$1:.E12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15];[Lectures.C$1:.E12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16];[Lectures.C$1:.E12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17];[Lectures.C$1:.E12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18];[Lectures.C$1:.E12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19];[Lectures.C$1:.E12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20];[Lectures.C$1:.E12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21];[Lectures.C$1:.E12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22];[Lectures.C$1:.E12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23];[Lectures.C$1:.E12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24];[Lectures.C$1:.E12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25];[Lectures.C$1:.E12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26];[Lectures.C$1:.E12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27];[Lectures.C$1:.E12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28];[Lectures.C$1:.E12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29];[Lectures.C$1:.E12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30];[Lectures.C$1:.E12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31];[Lectures.C$1:.E12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32];[Lectures.C$1:.E12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33];[Lectures.C$1:.E12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34];[Lectures.C$1:.E12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35];[Lectures.C$1:.E12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36];[Lectures.C$1:.E12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37];[Lectures.C$1:.E12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38];[Lectures.C$1:.E12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39];[Lectures.C$1:.E12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40];[Lectures.C$1:.E12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41];[Lectures.C$1:.E12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42];[Lectures.C$1:.E12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43];[Lectures.C$1:.E12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44];[Lectures.C$1:.E12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45];[Lectures.C$1:.E12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46];[Lectures.C$1:.E12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47];[Lectures.C$1:.E12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48];[Lectures.C$1:.E12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49];[Lectures.C$1:.E12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50];[Lectures.C$1:.E12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51];[Lectures.C$1:.E12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52];[Lectures.C$1:.E12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53];[Lectures.C$1:.E12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54];[Lectures.C$1:.E12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55];[Lectures.C$1:.E12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56];[Lectures.C$1:.E12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57];[Lectures.C$1:.E12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58];[Lectures.C$1:.E12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59];[Lectures.C$1:.E12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60];[Lectures.C$1:.E12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61];[Lectures.C$1:.E12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62];[Lectures.C$1:.E12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63];[Lectures.C$1:.E12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64];[Lectures.C$1:.E12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65];[Lectures.C$1:.E12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66];[Lectures.C$1:.E12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67];[Lectures.C$1:.E12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68];[Lectures.C$1:.E12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69];[Lectures.C$1:.E12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70];[Lectures.C$1:.E12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71];[Lectures.C$1:.E12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72];[Lectures.C$1:.E12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73];[Lectures.C$1:.E12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74];[Lectures.C$1:.E12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75];[Lectures.C$1:.E12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76];[Lectures.C$1:.E12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77];[Lectures.C$1:.E12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78];[Lectures.C$1:.E12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79];[Lectures.C$1:.E12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80];[Lectures.C$1:.E12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81];[Lectures.C$1:.E12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82];[Lectures.C$1:.E12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83];[Lectures.C$1:.E12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84];[Lectures.C$1:.E12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85];[Lectures.C$1:.E12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86];[Lectures.C$1:.E13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87];[Lectures.C$1:.E13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88];[Lectures.C$1:.E13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89];[Lectures.C$1:.E13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90];[Lectures.C$1:.E13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91];[Lectures.C$1:.E13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92];[Lectures.C$1:.E13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93];[Lectures.C$1:.E13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94];[Lectures.C$1:.E13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95];[Lectures.C$1:.E13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96];[Lectures.C$1:.E13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97];[Lectures.C$1:.E13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98];[Lectures.C$1:.E13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299];[Lectures.C$1:.E13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00];[Lectures.C$1:.E13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01];[Lectures.C$1:.E13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02];[Lectures.C$1:.E13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03];[Lectures.C$1:.E13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04];[Lectures.C$1:.E13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05];[Lectures.C$1:.E13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06];[Lectures.C$1:.E13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07];[Lectures.C$1:.E13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08];[Lectures.C$1:.E13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09];[Lectures.C$1:.E13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10];[Lectures.C$1:.E13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11];[Lectures.C$1:.E13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12];[Lectures.C$1:.E13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13];[Lectures.C$1:.E13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14];[Lectures.C$1:.E13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15];[Lectures.C$1:.E13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16];[Lectures.C$1:.E13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17];[Lectures.C$1:.E13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18];[Lectures.C$1:.E13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19];[Lectures.C$1:.E13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20];[Lectures.C$1:.E13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21];[Lectures.C$1:.E13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22];[Lectures.C$1:.E13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23];[Lectures.C$1:.E13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24];[Lectures.C$1:.E13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25];[Lectures.C$1:.E13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26];[Lectures.C$1:.E13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27];[Lectures.C$1:.E13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28];[Lectures.C$1:.E13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29];[Lectures.C$1:.E13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30];[Lectures.C$1:.E13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31];[Lectures.C$1:.E13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32];[Lectures.C$1:.E13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33];[Lectures.C$1:.E13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34];[Lectures.C$1:.E13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35];[Lectures.C$1:.E13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36];[Lectures.C$1:.E13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37];[Lectures.C$1:.E13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38];[Lectures.C$1:.E13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39];[Lectures.C$1:.E13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40];[Lectures.C$1:.E13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41];[Lectures.C$1:.E13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42];[Lectures.C$1:.E13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43];[Lectures.C$1:.E13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44];[Lectures.C$1:.E13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45];[Lectures.C$1:.E13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46];[Lectures.C$1:.E13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47];[Lectures.C$1:.E13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48];[Lectures.C$1:.E13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49];[Lectures.C$1:.E13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50];[Lectures.C$1:.E13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51];[Lectures.C$1:.E13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52];[Lectures.C$1:.E13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53];[Lectures.C$1:.E13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54];[Lectures.C$1:.E13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55];[Lectures.C$1:.E13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56];[Lectures.C$1:.E13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57];[Lectures.C$1:.E13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58];[Lectures.C$1:.E13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59];[Lectures.C$1:.E13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60];[Lectures.C$1:.E13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61];[Lectures.C$1:.E13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62];[Lectures.C$1:.E13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63];[Lectures.C$1:.E13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64];[Lectures.C$1:.E13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65];[Lectures.C$1:.E13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66];[Lectures.C$1:.E13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67];[Lectures.C$1:.E13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68];[Lectures.C$1:.E13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69];[Lectures.C$1:.E13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70];[Lectures.C$1:.E13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71];[Lectures.C$1:.E13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72];[Lectures.C$1:.E13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73];[Lectures.C$1:.E13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74];[Lectures.C$1:.E13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75];[Lectures.C$1:.E13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76];[Lectures.C$1:.E13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77];[Lectures.C$1:.E13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78];[Lectures.C$1:.E13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79];[Lectures.C$1:.E13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80];[Lectures.C$1:.E13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81];[Lectures.C$1:.E13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82];[Lectures.C$1:.E13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83];[Lectures.C$1:.E13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84];[Lectures.C$1:.E13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85];[Lectures.C$1:.E13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86];[Lectures.C$1:.E14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87];[Lectures.C$1:.E14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88];[Lectures.C$1:.E14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89];[Lectures.C$1:.E14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90];[Lectures.C$1:.E14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91];[Lectures.C$1:.E14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92];[Lectures.C$1:.E14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93];[Lectures.C$1:.E14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94];[Lectures.C$1:.E14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95];[Lectures.C$1:.E14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96];[Lectures.C$1:.E14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97];[Lectures.C$1:.E14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98];[Lectures.C$1:.E14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399];[Lectures.C$1:.E14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00];[Lectures.C$1:.E14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01];[Lectures.C$1:.E14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02];[Lectures.C$1:.E14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03];[Lectures.C$1:.E14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04];[Lectures.C$1:.E14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05];[Lectures.C$1:.E14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06];[Lectures.C$1:.E14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07];[Lectures.C$1:.E14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08];[Lectures.C$1:.E14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09];[Lectures.C$1:.E14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10];[Lectures.C$1:.E14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11];[Lectures.C$1:.E14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12];[Lectures.C$1:.E14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13];[Lectures.C$1:.E14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14];[Lectures.C$1:.E14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15];[Lectures.C$1:.E14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16];[Lectures.C$1:.E14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17];[Lectures.C$1:.E14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18];[Lectures.C$1:.E14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19];[Lectures.C$1:.E14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20];[Lectures.C$1:.E14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21];[Lectures.C$1:.E14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22];[Lectures.C$1:.E14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23];[Lectures.C$1:.E14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24];[Lectures.C$1:.E14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25];[Lectures.C$1:.E14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26];[Lectures.C$1:.E14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27];[Lectures.C$1:.E14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28];[Lectures.C$1:.E14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29];[Lectures.C$1:.E14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30];[Lectures.C$1:.E14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31];[Lectures.C$1:.E14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32];[Lectures.C$1:.E14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33];[Lectures.C$1:.E14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34];[Lectures.C$1:.E14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35];[Lectures.C$1:.E14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36];[Lectures.C$1:.E14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37];[Lectures.C$1:.E14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38];[Lectures.C$1:.E14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39];[Lectures.C$1:.E14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40];[Lectures.C$1:.E14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41];[Lectures.C$1:.E14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42];[Lectures.C$1:.E14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43];[Lectures.C$1:.E14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44];[Lectures.C$1:.E14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45];[Lectures.C$1:.E14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46];[Lectures.C$1:.E14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47];[Lectures.C$1:.E14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48];[Lectures.C$1:.E14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49];[Lectures.C$1:.E14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50];[Lectures.C$1:.E14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51];[Lectures.C$1:.E14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52];[Lectures.C$1:.E14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53];[Lectures.C$1:.E14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54];[Lectures.C$1:.E14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55];[Lectures.C$1:.E14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56];[Lectures.C$1:.E14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57];[Lectures.C$1:.E14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58];[Lectures.C$1:.E14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59];[Lectures.C$1:.E14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60];[Lectures.C$1:.E14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61];[Lectures.C$1:.E14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62];[Lectures.C$1:.E14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63];[Lectures.C$1:.E14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64];[Lectures.C$1:.E14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65];[Lectures.C$1:.E14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66];[Lectures.C$1:.E14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67];[Lectures.C$1:.E14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68];[Lectures.C$1:.E14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69];[Lectures.C$1:.E14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70];[Lectures.C$1:.E14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71];[Lectures.C$1:.E14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72];[Lectures.C$1:.E14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73];[Lectures.C$1:.E14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74];[Lectures.C$1:.E14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75];[Lectures.C$1:.E14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76];[Lectures.C$1:.E14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77];[Lectures.C$1:.E14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78];[Lectures.C$1:.E14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79];[Lectures.C$1:.E14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80];[Lectures.C$1:.E14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81];[Lectures.C$1:.E14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82];[Lectures.C$1:.E14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83];[Lectures.C$1:.E14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84];[Lectures.C$1:.E14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85];[Lectures.C$1:.E14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86];[Lectures.C$1:.E15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87];[Lectures.C$1:.E15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88];[Lectures.C$1:.E15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89];[Lectures.C$1:.E15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90];[Lectures.C$1:.E15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91];[Lectures.C$1:.E15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92];[Lectures.C$1:.E15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93];[Lectures.C$1:.E15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94];[Lectures.C$1:.E15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95];[Lectures.C$1:.E15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96];[Lectures.C$1:.E15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97];[Lectures.C$1:.E15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98];[Lectures.C$1:.E15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499];[Lectures.C$1:.E15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00];[Lectures.C$1:.E15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01];[Lectures.C$1:.E15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02];[Lectures.C$1:.E15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03];[Lectures.C$1:.E15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04];[Lectures.C$1:.E15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05];[Lectures.C$1:.E15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06];[Lectures.C$1:.E15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07];[Lectures.C$1:.E15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08];[Lectures.C$1:.E15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09];[Lectures.C$1:.E15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10];[Lectures.C$1:.E15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11];[Lectures.C$1:.E15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12];[Lectures.C$1:.E15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13];[Lectures.C$1:.E15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14];[Lectures.C$1:.E15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15];[Lectures.C$1:.E15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16];[Lectures.C$1:.E15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17];[Lectures.C$1:.E15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18];[Lectures.C$1:.E15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19];[Lectures.C$1:.E15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20];[Lectures.C$1:.E15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21];[Lectures.C$1:.E15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22];[Lectures.C$1:.E15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23];[Lectures.C$1:.E15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24];[Lectures.C$1:.E15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25];[Lectures.C$1:.E15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26];[Lectures.C$1:.E15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27];[Lectures.C$1:.E15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28];[Lectures.C$1:.E15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29];[Lectures.C$1:.E15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30];[Lectures.C$1:.E15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31];[Lectures.C$1:.E15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32];[Lectures.C$1:.E15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33];[Lectures.C$1:.E15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34];[Lectures.C$1:.E15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35];[Lectures.C$1:.E15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36];[Lectures.C$1:.E15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37];[Lectures.C$1:.E15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38];[Lectures.C$1:.E15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39];[Lectures.C$1:.E15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40];[Lectures.C$1:.E15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41];[Lectures.C$1:.E15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42];[Lectures.C$1:.E15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43];[Lectures.C$1:.E15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44];[Lectures.C$1:.E15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45];[Lectures.C$1:.E15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46];[Lectures.C$1:.E15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47];[Lectures.C$1:.E15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48];[Lectures.C$1:.E15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49];[Lectures.C$1:.E15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50];[Lectures.C$1:.E15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51];[Lectures.C$1:.E15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52];[Lectures.C$1:.E15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53];[Lectures.C$1:.E15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54];[Lectures.C$1:.E15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55];[Lectures.C$1:.E15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56];[Lectures.C$1:.E15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57];[Lectures.C$1:.E15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58];[Lectures.C$1:.E15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59];[Lectures.C$1:.E15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60];[Lectures.C$1:.E15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61];[Lectures.C$1:.E15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62];[Lectures.C$1:.E15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63];[Lectures.C$1:.E15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64];[Lectures.C$1:.E15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65];[Lectures.C$1:.E15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66];[Lectures.C$1:.E15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67];[Lectures.C$1:.E15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68];[Lectures.C$1:.E15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69];[Lectures.C$1:.E15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70];[Lectures.C$1:.E15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71];[Lectures.C$1:.E15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72];[Lectures.C$1:.E15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73];[Lectures.C$1:.E15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74];[Lectures.C$1:.E15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75];[Lectures.C$1:.E15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76];[Lectures.C$1:.E15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77];[Lectures.C$1:.E15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78];[Lectures.C$1:.E15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79];[Lectures.C$1:.E15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80];[Lectures.C$1:.E15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81];[Lectures.C$1:.E15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82];[Lectures.C$1:.E15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83];[Lectures.C$1:.E15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84];[Lectures.C$1:.E15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85];[Lectures.C$1:.E15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86];[Lectures.C$1:.E16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87];[Lectures.C$1:.E16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88];[Lectures.C$1:.E16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89];[Lectures.C$1:.E16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90];[Lectures.C$1:.E16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91];[Lectures.C$1:.E16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92];[Lectures.C$1:.E16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93];[Lectures.C$1:.E16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94];[Lectures.C$1:.E16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95];[Lectures.C$1:.E16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96];[Lectures.C$1:.E16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97];[Lectures.C$1:.E16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98];[Lectures.C$1:.E16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599];[Lectures.C$1:.E16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00];[Lectures.C$1:.E16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01];[Lectures.C$1:.E16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02];[Lectures.C$1:.E16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03];[Lectures.C$1:.E16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04];[Lectures.C$1:.E16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05];[Lectures.C$1:.E16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06];[Lectures.C$1:.E16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07];[Lectures.C$1:.E16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08];[Lectures.C$1:.E16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09];[Lectures.C$1:.E16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10];[Lectures.C$1:.E16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11];[Lectures.C$1:.E16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12];[Lectures.C$1:.E16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13];[Lectures.C$1:.E16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14];[Lectures.C$1:.E16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15];[Lectures.C$1:.E16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16];[Lectures.C$1:.E16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17];[Lectures.C$1:.E16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18];[Lectures.C$1:.E16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19];[Lectures.C$1:.E16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20];[Lectures.C$1:.E16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21];[Lectures.C$1:.E16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22];[Lectures.C$1:.E16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23];[Lectures.C$1:.E16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24];[Lectures.C$1:.E16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25];[Lectures.C$1:.E16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26];[Lectures.C$1:.E16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27];[Lectures.C$1:.E16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28];[Lectures.C$1:.E16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29];[Lectures.C$1:.E16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30];[Lectures.C$1:.E16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31];[Lectures.C$1:.E16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32];[Lectures.C$1:.E16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33];[Lectures.C$1:.E16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34];[Lectures.C$1:.E16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35];[Lectures.C$1:.E16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36];[Lectures.C$1:.E16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37];[Lectures.C$1:.E16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38];[Lectures.C$1:.E16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39];[Lectures.C$1:.E16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40];[Lectures.C$1:.E16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41];[Lectures.C$1:.E16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42];[Lectures.C$1:.E16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43];[Lectures.C$1:.E16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44];[Lectures.C$1:.E16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45];[Lectures.C$1:.E16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46];[Lectures.C$1:.E16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47];[Lectures.C$1:.E16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48];[Lectures.C$1:.E16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49];[Lectures.C$1:.E16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50];[Lectures.C$1:.E16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51];[Lectures.C$1:.E16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52];[Lectures.C$1:.E16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53];[Lectures.C$1:.E16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54];[Lectures.C$1:.E16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55];[Lectures.C$1:.E16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56];[Lectures.C$1:.E16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57];[Lectures.C$1:.E16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58];[Lectures.C$1:.E16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59];[Lectures.C$1:.E16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60];[Lectures.C$1:.E16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61];[Lectures.C$1:.E16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62];[Lectures.C$1:.E16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63];[Lectures.C$1:.E16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64];[Lectures.C$1:.E16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65];[Lectures.C$1:.E16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66];[Lectures.C$1:.E16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67];[Lectures.C$1:.E16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68];[Lectures.C$1:.E16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69];[Lectures.C$1:.E16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70];[Lectures.C$1:.E16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71];[Lectures.C$1:.E16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72];[Lectures.C$1:.E16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73];[Lectures.C$1:.E16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74];[Lectures.C$1:.E16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75];[Lectures.C$1:.E16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76];[Lectures.C$1:.E16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77];[Lectures.C$1:.E16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78];[Lectures.C$1:.E16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79];[Lectures.C$1:.E16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80];[Lectures.C$1:.E16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81];[Lectures.C$1:.E16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82];[Lectures.C$1:.E16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83];[Lectures.C$1:.E16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84];[Lectures.C$1:.E16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85];[Lectures.C$1:.E16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86];[Lectures.C$1:.E17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87];[Lectures.C$1:.E17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88];[Lectures.C$1:.E17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89];[Lectures.C$1:.E17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90];[Lectures.C$1:.E17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91];[Lectures.C$1:.E17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92];[Lectures.C$1:.E17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93];[Lectures.C$1:.E17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94];[Lectures.C$1:.E17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95];[Lectures.C$1:.E17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96];[Lectures.C$1:.E17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97];[Lectures.C$1:.E17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98];[Lectures.C$1:.E17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699];[Lectures.C$1:.E17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00];[Lectures.C$1:.E17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01];[Lectures.C$1:.E17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02];[Lectures.C$1:.E17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03];[Lectures.C$1:.E17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04];[Lectures.C$1:.E17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05];[Lectures.C$1:.E17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06];[Lectures.C$1:.E17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07];[Lectures.C$1:.E17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08];[Lectures.C$1:.E17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09];[Lectures.C$1:.E17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10];[Lectures.C$1:.E17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11];[Lectures.C$1:.E17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12];[Lectures.C$1:.E17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13];[Lectures.C$1:.E17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14];[Lectures.C$1:.E17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15];[Lectures.C$1:.E17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16];[Lectures.C$1:.E17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17];[Lectures.C$1:.E17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18];[Lectures.C$1:.E17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19];[Lectures.C$1:.E17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20];[Lectures.C$1:.E17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21];[Lectures.C$1:.E17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22];[Lectures.C$1:.E17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23];[Lectures.C$1:.E17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24];[Lectures.C$1:.E17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25];[Lectures.C$1:.E17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26];[Lectures.C$1:.E17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27];[Lectures.C$1:.E17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28];[Lectures.C$1:.E17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29];[Lectures.C$1:.E17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30];[Lectures.C$1:.E17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31];[Lectures.C$1:.E17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32];[Lectures.C$1:.E17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33];[Lectures.C$1:.E17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34];[Lectures.C$1:.E17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35];[Lectures.C$1:.E17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36];[Lectures.C$1:.E17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37];[Lectures.C$1:.E17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38];[Lectures.C$1:.E17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39];[Lectures.C$1:.E17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40];[Lectures.C$1:.E17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41];[Lectures.C$1:.E17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42];[Lectures.C$1:.E17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43];[Lectures.C$1:.E17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44];[Lectures.C$1:.E17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45];[Lectures.C$1:.E17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46];[Lectures.C$1:.E17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47];[Lectures.C$1:.E17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48];[Lectures.C$1:.E17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49];[Lectures.C$1:.E17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50];[Lectures.C$1:.E17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51];[Lectures.C$1:.E17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52];[Lectures.C$1:.E17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53];[Lectures.C$1:.E17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54];[Lectures.C$1:.E17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55];[Lectures.C$1:.E17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56];[Lectures.C$1:.E17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57];[Lectures.C$1:.E17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58];[Lectures.C$1:.E17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59];[Lectures.C$1:.E17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60];[Lectures.C$1:.E17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61];[Lectures.C$1:.E17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62];[Lectures.C$1:.E17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63];[Lectures.C$1:.E17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64];[Lectures.C$1:.E17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65];[Lectures.C$1:.E17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66];[Lectures.C$1:.E17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67];[Lectures.C$1:.E17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5"/>
          <table:table-cell table:style-name="ce8" table:content-validation-name="val13"/>
          <table:table-cell table:style-name="ce22" table:content-validation-name="val3" table:formula="of:=VLOOKUP([.F768];[Lectures.C$1:.E17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69];[Lectures.C$1:.E17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70];[Lectures.C$1:.E17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71];[Lectures.C$1:.E17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72];[Lectures.C$1:.E17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73];[Lectures.C$1:.E17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74];[Lectures.C$1:.E17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75];[Lectures.C$1:.E17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76];[Lectures.C$1:.E17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77];[Lectures.C$1:.E17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78];[Lectures.C$1:.E17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79];[Lectures.C$1:.E17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80];[Lectures.C$1:.E17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81];[Lectures.C$1:.E17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82];[Lectures.C$1:.E17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83];[Lectures.C$1:.E17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84];[Lectures.C$1:.E17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85];[Lectures.C$1:.E17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86];[Lectures.C$1:.E18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87];[Lectures.C$1:.E18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88];[Lectures.C$1:.E18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89];[Lectures.C$1:.E18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90];[Lectures.C$1:.E18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91];[Lectures.C$1:.E18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92];[Lectures.C$1:.E18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93];[Lectures.C$1:.E18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94];[Lectures.C$1:.E18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95];[Lectures.C$1:.E18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96];[Lectures.C$1:.E18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97];[Lectures.C$1:.E18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98];[Lectures.C$1:.E18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799];[Lectures.C$1:.E18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00];[Lectures.C$1:.E18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01];[Lectures.C$1:.E18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02];[Lectures.C$1:.E18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03];[Lectures.C$1:.E18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04];[Lectures.C$1:.E18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05];[Lectures.C$1:.E18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06];[Lectures.C$1:.E18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07];[Lectures.C$1:.E18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08];[Lectures.C$1:.E18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09];[Lectures.C$1:.E18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10];[Lectures.C$1:.E18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11];[Lectures.C$1:.E18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12];[Lectures.C$1:.E18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13];[Lectures.C$1:.E18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14];[Lectures.C$1:.E18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15];[Lectures.C$1:.E18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16];[Lectures.C$1:.E18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17];[Lectures.C$1:.E18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18];[Lectures.C$1:.E18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19];[Lectures.C$1:.E18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20];[Lectures.C$1:.E18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21];[Lectures.C$1:.E18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22];[Lectures.C$1:.E18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23];[Lectures.C$1:.E18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24];[Lectures.C$1:.E18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25];[Lectures.C$1:.E18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26];[Lectures.C$1:.E18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27];[Lectures.C$1:.E18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28];[Lectures.C$1:.E18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29];[Lectures.C$1:.E18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30];[Lectures.C$1:.E18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31];[Lectures.C$1:.E18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32];[Lectures.C$1:.E18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33];[Lectures.C$1:.E18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34];[Lectures.C$1:.E18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35];[Lectures.C$1:.E18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36];[Lectures.C$1:.E18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37];[Lectures.C$1:.E18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38];[Lectures.C$1:.E18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39];[Lectures.C$1:.E18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40];[Lectures.C$1:.E18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41];[Lectures.C$1:.E18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42];[Lectures.C$1:.E18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43];[Lectures.C$1:.E18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44];[Lectures.C$1:.E18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45];[Lectures.C$1:.E18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46];[Lectures.C$1:.E18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47];[Lectures.C$1:.E18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48];[Lectures.C$1:.E18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49];[Lectures.C$1:.E18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50];[Lectures.C$1:.E18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51];[Lectures.C$1:.E18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52];[Lectures.C$1:.E18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53];[Lectures.C$1:.E18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54];[Lectures.C$1:.E18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55];[Lectures.C$1:.E18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56];[Lectures.C$1:.E18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57];[Lectures.C$1:.E18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58];[Lectures.C$1:.E18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59];[Lectures.C$1:.E18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60];[Lectures.C$1:.E18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61];[Lectures.C$1:.E18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62];[Lectures.C$1:.E18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63];[Lectures.C$1:.E18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64];[Lectures.C$1:.E18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65];[Lectures.C$1:.E18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66];[Lectures.C$1:.E18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67];[Lectures.C$1:.E18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68];[Lectures.C$1:.E18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69];[Lectures.C$1:.E18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70];[Lectures.C$1:.E18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71];[Lectures.C$1:.E18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72];[Lectures.C$1:.E18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73];[Lectures.C$1:.E18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74];[Lectures.C$1:.E18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75];[Lectures.C$1:.E18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76];[Lectures.C$1:.E18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77];[Lectures.C$1:.E18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78];[Lectures.C$1:.E18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79];[Lectures.C$1:.E18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80];[Lectures.C$1:.E18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81];[Lectures.C$1:.E18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82];[Lectures.C$1:.E18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83];[Lectures.C$1:.E18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84];[Lectures.C$1:.E18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85];[Lectures.C$1:.E18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86];[Lectures.C$1:.E19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87];[Lectures.C$1:.E19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88];[Lectures.C$1:.E19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89];[Lectures.C$1:.E19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90];[Lectures.C$1:.E19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91];[Lectures.C$1:.E19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92];[Lectures.C$1:.E19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93];[Lectures.C$1:.E19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94];[Lectures.C$1:.E19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95];[Lectures.C$1:.E19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96];[Lectures.C$1:.E19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97];[Lectures.C$1:.E19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98];[Lectures.C$1:.E19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899];[Lectures.C$1:.E19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00];[Lectures.C$1:.E19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01];[Lectures.C$1:.E19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02];[Lectures.C$1:.E19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03];[Lectures.C$1:.E19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04];[Lectures.C$1:.E19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05];[Lectures.C$1:.E19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06];[Lectures.C$1:.E19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07];[Lectures.C$1:.E19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08];[Lectures.C$1:.E19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09];[Lectures.C$1:.E19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10];[Lectures.C$1:.E19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11];[Lectures.C$1:.E19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12];[Lectures.C$1:.E19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13];[Lectures.C$1:.E19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14];[Lectures.C$1:.E19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15];[Lectures.C$1:.E19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16];[Lectures.C$1:.E19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17];[Lectures.C$1:.E19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18];[Lectures.C$1:.E19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19];[Lectures.C$1:.E19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20];[Lectures.C$1:.E19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21];[Lectures.C$1:.E19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22];[Lectures.C$1:.E19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23];[Lectures.C$1:.E19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24];[Lectures.C$1:.E19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25];[Lectures.C$1:.E19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26];[Lectures.C$1:.E19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27];[Lectures.C$1:.E19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28];[Lectures.C$1:.E19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29];[Lectures.C$1:.E19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30];[Lectures.C$1:.E19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31];[Lectures.C$1:.E19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32];[Lectures.C$1:.E19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33];[Lectures.C$1:.E19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34];[Lectures.C$1:.E19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35];[Lectures.C$1:.E19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36];[Lectures.C$1:.E19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37];[Lectures.C$1:.E19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38];[Lectures.C$1:.E19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39];[Lectures.C$1:.E19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40];[Lectures.C$1:.E19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41];[Lectures.C$1:.E19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42];[Lectures.C$1:.E19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43];[Lectures.C$1:.E19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44];[Lectures.C$1:.E19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45];[Lectures.C$1:.E19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46];[Lectures.C$1:.E19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47];[Lectures.C$1:.E19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48];[Lectures.C$1:.E19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49];[Lectures.C$1:.E19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50];[Lectures.C$1:.E19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51];[Lectures.C$1:.E19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52];[Lectures.C$1:.E19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53];[Lectures.C$1:.E19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54];[Lectures.C$1:.E19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55];[Lectures.C$1:.E19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56];[Lectures.C$1:.E19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57];[Lectures.C$1:.E19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58];[Lectures.C$1:.E19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59];[Lectures.C$1:.E19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60];[Lectures.C$1:.E19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61];[Lectures.C$1:.E19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62];[Lectures.C$1:.E19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63];[Lectures.C$1:.E19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64];[Lectures.C$1:.E19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65];[Lectures.C$1:.E19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66];[Lectures.C$1:.E19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67];[Lectures.C$1:.E19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68];[Lectures.C$1:.E19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69];[Lectures.C$1:.E19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70];[Lectures.C$1:.E19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71];[Lectures.C$1:.E19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72];[Lectures.C$1:.E19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73];[Lectures.C$1:.E19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74];[Lectures.C$1:.E19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75];[Lectures.C$1:.E19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76];[Lectures.C$1:.E19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77];[Lectures.C$1:.E19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78];[Lectures.C$1:.E19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79];[Lectures.C$1:.E19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80];[Lectures.C$1:.E19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81];[Lectures.C$1:.E19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82];[Lectures.C$1:.E19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83];[Lectures.C$1:.E19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84];[Lectures.C$1:.E19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85];[Lectures.C$1:.E19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86];[Lectures.C$1:.E20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87];[Lectures.C$1:.E20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88];[Lectures.C$1:.E20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89];[Lectures.C$1:.E20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90];[Lectures.C$1:.E20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91];[Lectures.C$1:.E20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92];[Lectures.C$1:.E20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93];[Lectures.C$1:.E20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94];[Lectures.C$1:.E20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95];[Lectures.C$1:.E20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96];[Lectures.C$1:.E20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97];[Lectures.C$1:.E20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98];[Lectures.C$1:.E20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999];[Lectures.C$1:.E20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8" table:number-columns-repeated="6"/>
          <table:table-cell table:style-name="ce22" table:content-validation-name="val3" table:formula="of:=VLOOKUP([.F1000];[Lectures.C$1:.E20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 table:number-rows-repeated="1047575">
          <table:table-cell table:number-columns-repeated="6"/>
          <table:table-cell table:content-validation-name="val3"/>
          <table:table-cell table:number-columns-repeated="57"/>
        </table:table-row>
        <table:table-row table:style-name="ro1">
          <table:table-cell table:number-columns-repeated="6"/>
          <table:table-cell table:content-validation-name="val3"/>
          <table:table-cell table:number-columns-repeated="57"/>
        </table:table-row>
      </table:table>
      <table:table table:name="StudyMaterial" table:style-name="ta2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37" table:default-cell-style-name="ce28"/>
        <table:table-column table:style-name="co11" table:default-cell-style-name="ce28"/>
        <table:table-column table:style-name="co12" table:default-cell-style-name="ce28"/>
        <table:table-column table:style-name="co33" table:default-cell-style-name="ce28"/>
        <table:table-column table:style-name="co38" table:default-cell-style-name="ce28"/>
        <table:table-column table:style-name="co39" table:default-cell-style-name="ce28"/>
        <table:table-column table:style-name="co40" table:default-cell-style-name="ce29"/>
        <table:table-column table:style-name="co41" table:default-cell-style-name="ce28"/>
        <table:table-column table:style-name="co3" table:default-cell-style-name="ce28"/>
        <table:table-column table:style-name="co42" table:default-cell-style-name="ce28"/>
        <table:table-column table:style-name="co3" table:number-columns-repeated="54" table:default-cell-style-name="ce28"/>
        <table:table-row table:style-name="ro1">
          <table:table-cell table:style-name="ce24" office:value-type="string" calcext:value-type="string">
            <text:p>Nr</text:p>
          </table:table-cell>
          <table:table-cell table:style-name="ce24" office:value-type="string" calcext:value-type="string">
            <text:p>Cal</text:p>
          </table:table-cell>
          <table:table-cell table:style-name="ce24" office:value-type="string" calcext:value-type="string">
            <text:p>Tw</text:p>
          </table:table-cell>
          <table:table-cell table:style-name="ce24" office:value-type="string" calcext:value-type="string">
            <text:p>Available</text:p>
          </table:table-cell>
          <table:table-cell table:style-name="ce24" office:value-type="string" calcext:value-type="string">
            <text:p>Topic</text:p>
          </table:table-cell>
          <table:table-cell table:style-name="ce24" office:value-type="string" calcext:value-type="string">
            <text:p>Lecture topic</text:p>
          </table:table-cell>
          <table:table-cell table:style-name="ce25" office:value-type="string" calcext:value-type="string">
            <text:p>Due date</text:p>
          </table:table-cell>
          <table:table-cell table:style-name="ce24" office:value-type="string" calcext:value-type="string">
            <text:p>Duration[mins]</text:p>
          </table:table-cell>
          <table:table-cell table:style-name="ce24" office:value-type="string" calcext:value-type="string">
            <text:p>LINK</text:p>
          </table:table-cell>
          <table:table-cell table:style-name="ce24" office:value-type="string" calcext:value-type="string">
            <text:p>ISBN</text:p>
          </table:table-cell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];[Lectures.C$1:.E10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];[Lectures.C$1:.E10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];[Lectures.C$1:.E10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];[Lectures.C$1:.E10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];[Lectures.C$1:.E10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];[Lectures.C$1:.E10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8];[Lectures.C$1:.E10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9];[Lectures.C$1:.E10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0];[Lectures.C$1:.E10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1];[Lectures.C$1:.E10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2];[Lectures.C$1:.E10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3];[Lectures.C$1:.E10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4];[Lectures.C$1:.E10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5];[Lectures.C$1:.E10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6];[Lectures.C$1:.E10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7];[Lectures.C$1:.E10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8];[Lectures.C$1:.E10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9];[Lectures.C$1:.E10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0];[Lectures.C$1:.E10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1];[Lectures.C$1:.E10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2];[Lectures.C$1:.E10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3];[Lectures.C$1:.E10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4];[Lectures.C$1:.E10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5];[Lectures.C$1:.E10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6];[Lectures.C$1:.E10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7];[Lectures.C$1:.E10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8];[Lectures.C$1:.E10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9];[Lectures.C$1:.E10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0];[Lectures.C$1:.E10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1];[Lectures.C$1:.E10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2];[Lectures.C$1:.E10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3];[Lectures.C$1:.E10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4];[Lectures.C$1:.E10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5];[Lectures.C$1:.E10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6];[Lectures.C$1:.E10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7];[Lectures.C$1:.E10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8];[Lectures.C$1:.E10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9];[Lectures.C$1:.E10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0];[Lectures.C$1:.E10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1];[Lectures.C$1:.E10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2];[Lectures.C$1:.E10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3];[Lectures.C$1:.E10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4];[Lectures.C$1:.E10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5];[Lectures.C$1:.E10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6];[Lectures.C$1:.E10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7];[Lectures.C$1:.E10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8];[Lectures.C$1:.E10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9];[Lectures.C$1:.E10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0];[Lectures.C$1:.E10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1];[Lectures.C$1:.E10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2];[Lectures.C$1:.E10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3];[Lectures.C$1:.E10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4];[Lectures.C$1:.E10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5];[Lectures.C$1:.E10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6];[Lectures.C$1:.E10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7];[Lectures.C$1:.E10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8];[Lectures.C$1:.E10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9];[Lectures.C$1:.E10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0];[Lectures.C$1:.E10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1];[Lectures.C$1:.E10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2];[Lectures.C$1:.E10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3];[Lectures.C$1:.E10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4];[Lectures.C$1:.E10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5];[Lectures.C$1:.E10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6];[Lectures.C$1:.E10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7];[Lectures.C$1:.E10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8];[Lectures.C$1:.E10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9];[Lectures.C$1:.E10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0];[Lectures.C$1:.E10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1];[Lectures.C$1:.E10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2];[Lectures.C$1:.E10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3];[Lectures.C$1:.E10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4];[Lectures.C$1:.E10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5];[Lectures.C$1:.E10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6];[Lectures.C$1:.E10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7];[Lectures.C$1:.E10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8];[Lectures.C$1:.E10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9];[Lectures.C$1:.E10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80];[Lectures.C$1:.E10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81];[Lectures.C$1:.E10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82];[Lectures.C$1:.E10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83];[Lectures.C$1:.E10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84];[Lectures.C$1:.E10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85];[Lectures.C$1:.E10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86];[Lectures.C$1:.E10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87];[Lectures.C$1:.E10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88];[Lectures.C$1:.E10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89];[Lectures.C$1:.E10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90];[Lectures.C$1:.E10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91];[Lectures.C$1:.E10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92];[Lectures.C$1:.E10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93];[Lectures.C$1:.E10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94];[Lectures.C$1:.E10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95];[Lectures.C$1:.E10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96];[Lectures.C$1:.E10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97];[Lectures.C$1:.E10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98];[Lectures.C$1:.E10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99];[Lectures.C$1:.E10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00];[Lectures.C$1:.E10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01];[Lectures.C$1:.E10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02];[Lectures.C$1:.E11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03];[Lectures.C$1:.E11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04];[Lectures.C$1:.E11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05];[Lectures.C$1:.E11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06];[Lectures.C$1:.E11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07];[Lectures.C$1:.E11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08];[Lectures.C$1:.E11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09];[Lectures.C$1:.E11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10];[Lectures.C$1:.E11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11];[Lectures.C$1:.E11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12];[Lectures.C$1:.E11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13];[Lectures.C$1:.E11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14];[Lectures.C$1:.E11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15];[Lectures.C$1:.E11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16];[Lectures.C$1:.E11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17];[Lectures.C$1:.E11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18];[Lectures.C$1:.E11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19];[Lectures.C$1:.E11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20];[Lectures.C$1:.E11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21];[Lectures.C$1:.E11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22];[Lectures.C$1:.E11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23];[Lectures.C$1:.E11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24];[Lectures.C$1:.E11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25];[Lectures.C$1:.E11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26];[Lectures.C$1:.E11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27];[Lectures.C$1:.E11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28];[Lectures.C$1:.E11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29];[Lectures.C$1:.E11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30];[Lectures.C$1:.E11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31];[Lectures.C$1:.E11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32];[Lectures.C$1:.E11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33];[Lectures.C$1:.E11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34];[Lectures.C$1:.E11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35];[Lectures.C$1:.E11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36];[Lectures.C$1:.E11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37];[Lectures.C$1:.E11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38];[Lectures.C$1:.E11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39];[Lectures.C$1:.E11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40];[Lectures.C$1:.E11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41];[Lectures.C$1:.E11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42];[Lectures.C$1:.E11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43];[Lectures.C$1:.E11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44];[Lectures.C$1:.E11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45];[Lectures.C$1:.E11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46];[Lectures.C$1:.E11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47];[Lectures.C$1:.E11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48];[Lectures.C$1:.E11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49];[Lectures.C$1:.E11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50];[Lectures.C$1:.E11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51];[Lectures.C$1:.E11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52];[Lectures.C$1:.E11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53];[Lectures.C$1:.E11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54];[Lectures.C$1:.E11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55];[Lectures.C$1:.E11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56];[Lectures.C$1:.E11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57];[Lectures.C$1:.E11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58];[Lectures.C$1:.E11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59];[Lectures.C$1:.E11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60];[Lectures.C$1:.E11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61];[Lectures.C$1:.E11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62];[Lectures.C$1:.E11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63];[Lectures.C$1:.E11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64];[Lectures.C$1:.E11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65];[Lectures.C$1:.E11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66];[Lectures.C$1:.E11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67];[Lectures.C$1:.E11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68];[Lectures.C$1:.E11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69];[Lectures.C$1:.E11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70];[Lectures.C$1:.E11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71];[Lectures.C$1:.E11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72];[Lectures.C$1:.E11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73];[Lectures.C$1:.E11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74];[Lectures.C$1:.E11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75];[Lectures.C$1:.E11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76];[Lectures.C$1:.E11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77];[Lectures.C$1:.E11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78];[Lectures.C$1:.E11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79];[Lectures.C$1:.E11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80];[Lectures.C$1:.E11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81];[Lectures.C$1:.E11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82];[Lectures.C$1:.E11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83];[Lectures.C$1:.E11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84];[Lectures.C$1:.E11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85];[Lectures.C$1:.E11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86];[Lectures.C$1:.E11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87];[Lectures.C$1:.E11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88];[Lectures.C$1:.E11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89];[Lectures.C$1:.E11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90];[Lectures.C$1:.E11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91];[Lectures.C$1:.E11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92];[Lectures.C$1:.E11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93];[Lectures.C$1:.E11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94];[Lectures.C$1:.E11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95];[Lectures.C$1:.E11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96];[Lectures.C$1:.E11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97];[Lectures.C$1:.E11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98];[Lectures.C$1:.E11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199];[Lectures.C$1:.E11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00];[Lectures.C$1:.E11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01];[Lectures.C$1:.E11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02];[Lectures.C$1:.E12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03];[Lectures.C$1:.E12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04];[Lectures.C$1:.E12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05];[Lectures.C$1:.E12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06];[Lectures.C$1:.E12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07];[Lectures.C$1:.E12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08];[Lectures.C$1:.E12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09];[Lectures.C$1:.E12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10];[Lectures.C$1:.E12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11];[Lectures.C$1:.E12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12];[Lectures.C$1:.E12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13];[Lectures.C$1:.E12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14];[Lectures.C$1:.E12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15];[Lectures.C$1:.E12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16];[Lectures.C$1:.E12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17];[Lectures.C$1:.E12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18];[Lectures.C$1:.E12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19];[Lectures.C$1:.E12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20];[Lectures.C$1:.E12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21];[Lectures.C$1:.E12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22];[Lectures.C$1:.E12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23];[Lectures.C$1:.E12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24];[Lectures.C$1:.E12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25];[Lectures.C$1:.E12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26];[Lectures.C$1:.E12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27];[Lectures.C$1:.E12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28];[Lectures.C$1:.E12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29];[Lectures.C$1:.E12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30];[Lectures.C$1:.E12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31];[Lectures.C$1:.E12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32];[Lectures.C$1:.E12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33];[Lectures.C$1:.E12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34];[Lectures.C$1:.E12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35];[Lectures.C$1:.E12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36];[Lectures.C$1:.E12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37];[Lectures.C$1:.E12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38];[Lectures.C$1:.E12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39];[Lectures.C$1:.E12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40];[Lectures.C$1:.E12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41];[Lectures.C$1:.E12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42];[Lectures.C$1:.E12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43];[Lectures.C$1:.E12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44];[Lectures.C$1:.E12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45];[Lectures.C$1:.E12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46];[Lectures.C$1:.E12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47];[Lectures.C$1:.E12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48];[Lectures.C$1:.E12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49];[Lectures.C$1:.E12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50];[Lectures.C$1:.E12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51];[Lectures.C$1:.E12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52];[Lectures.C$1:.E12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53];[Lectures.C$1:.E12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54];[Lectures.C$1:.E12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55];[Lectures.C$1:.E12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56];[Lectures.C$1:.E12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57];[Lectures.C$1:.E12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58];[Lectures.C$1:.E12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59];[Lectures.C$1:.E12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60];[Lectures.C$1:.E12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61];[Lectures.C$1:.E12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62];[Lectures.C$1:.E12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63];[Lectures.C$1:.E12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64];[Lectures.C$1:.E12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65];[Lectures.C$1:.E12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66];[Lectures.C$1:.E12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67];[Lectures.C$1:.E12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68];[Lectures.C$1:.E12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69];[Lectures.C$1:.E12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70];[Lectures.C$1:.E12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71];[Lectures.C$1:.E12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72];[Lectures.C$1:.E12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73];[Lectures.C$1:.E12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74];[Lectures.C$1:.E12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75];[Lectures.C$1:.E12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76];[Lectures.C$1:.E12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77];[Lectures.C$1:.E12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78];[Lectures.C$1:.E12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79];[Lectures.C$1:.E12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80];[Lectures.C$1:.E12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81];[Lectures.C$1:.E12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82];[Lectures.C$1:.E12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83];[Lectures.C$1:.E12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84];[Lectures.C$1:.E12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85];[Lectures.C$1:.E12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86];[Lectures.C$1:.E12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87];[Lectures.C$1:.E12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88];[Lectures.C$1:.E12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89];[Lectures.C$1:.E12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90];[Lectures.C$1:.E12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91];[Lectures.C$1:.E12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92];[Lectures.C$1:.E12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93];[Lectures.C$1:.E12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94];[Lectures.C$1:.E12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95];[Lectures.C$1:.E12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96];[Lectures.C$1:.E12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97];[Lectures.C$1:.E12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98];[Lectures.C$1:.E12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299];[Lectures.C$1:.E12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00];[Lectures.C$1:.E12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01];[Lectures.C$1:.E12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02];[Lectures.C$1:.E13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03];[Lectures.C$1:.E13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04];[Lectures.C$1:.E13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05];[Lectures.C$1:.E13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06];[Lectures.C$1:.E13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07];[Lectures.C$1:.E13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08];[Lectures.C$1:.E13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09];[Lectures.C$1:.E13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10];[Lectures.C$1:.E13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11];[Lectures.C$1:.E13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12];[Lectures.C$1:.E13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13];[Lectures.C$1:.E13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14];[Lectures.C$1:.E13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15];[Lectures.C$1:.E13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16];[Lectures.C$1:.E13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17];[Lectures.C$1:.E13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18];[Lectures.C$1:.E13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19];[Lectures.C$1:.E13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20];[Lectures.C$1:.E13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21];[Lectures.C$1:.E13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22];[Lectures.C$1:.E13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23];[Lectures.C$1:.E13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24];[Lectures.C$1:.E13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25];[Lectures.C$1:.E13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26];[Lectures.C$1:.E13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27];[Lectures.C$1:.E13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28];[Lectures.C$1:.E13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29];[Lectures.C$1:.E13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30];[Lectures.C$1:.E13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31];[Lectures.C$1:.E13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32];[Lectures.C$1:.E13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33];[Lectures.C$1:.E13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34];[Lectures.C$1:.E13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35];[Lectures.C$1:.E13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36];[Lectures.C$1:.E13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37];[Lectures.C$1:.E13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38];[Lectures.C$1:.E13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39];[Lectures.C$1:.E13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40];[Lectures.C$1:.E13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41];[Lectures.C$1:.E13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42];[Lectures.C$1:.E13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43];[Lectures.C$1:.E13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44];[Lectures.C$1:.E13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45];[Lectures.C$1:.E13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46];[Lectures.C$1:.E13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47];[Lectures.C$1:.E13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48];[Lectures.C$1:.E13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49];[Lectures.C$1:.E13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50];[Lectures.C$1:.E13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51];[Lectures.C$1:.E13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52];[Lectures.C$1:.E13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53];[Lectures.C$1:.E13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54];[Lectures.C$1:.E13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55];[Lectures.C$1:.E13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56];[Lectures.C$1:.E13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57];[Lectures.C$1:.E13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58];[Lectures.C$1:.E13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59];[Lectures.C$1:.E13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60];[Lectures.C$1:.E13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61];[Lectures.C$1:.E13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62];[Lectures.C$1:.E13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63];[Lectures.C$1:.E13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64];[Lectures.C$1:.E13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65];[Lectures.C$1:.E13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66];[Lectures.C$1:.E13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67];[Lectures.C$1:.E13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68];[Lectures.C$1:.E13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69];[Lectures.C$1:.E13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70];[Lectures.C$1:.E13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71];[Lectures.C$1:.E13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72];[Lectures.C$1:.E13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73];[Lectures.C$1:.E13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74];[Lectures.C$1:.E13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75];[Lectures.C$1:.E13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76];[Lectures.C$1:.E13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77];[Lectures.C$1:.E13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78];[Lectures.C$1:.E13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79];[Lectures.C$1:.E13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80];[Lectures.C$1:.E13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81];[Lectures.C$1:.E13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82];[Lectures.C$1:.E13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83];[Lectures.C$1:.E13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84];[Lectures.C$1:.E13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85];[Lectures.C$1:.E13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86];[Lectures.C$1:.E13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87];[Lectures.C$1:.E13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88];[Lectures.C$1:.E13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89];[Lectures.C$1:.E13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90];[Lectures.C$1:.E13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91];[Lectures.C$1:.E13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92];[Lectures.C$1:.E13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93];[Lectures.C$1:.E13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94];[Lectures.C$1:.E13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95];[Lectures.C$1:.E13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96];[Lectures.C$1:.E13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97];[Lectures.C$1:.E13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98];[Lectures.C$1:.E13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399];[Lectures.C$1:.E13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00];[Lectures.C$1:.E13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01];[Lectures.C$1:.E13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02];[Lectures.C$1:.E14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03];[Lectures.C$1:.E14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04];[Lectures.C$1:.E14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05];[Lectures.C$1:.E14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06];[Lectures.C$1:.E14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07];[Lectures.C$1:.E14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08];[Lectures.C$1:.E14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09];[Lectures.C$1:.E14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10];[Lectures.C$1:.E14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11];[Lectures.C$1:.E14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12];[Lectures.C$1:.E14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13];[Lectures.C$1:.E14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14];[Lectures.C$1:.E14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15];[Lectures.C$1:.E14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16];[Lectures.C$1:.E14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17];[Lectures.C$1:.E14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18];[Lectures.C$1:.E14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19];[Lectures.C$1:.E14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20];[Lectures.C$1:.E14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21];[Lectures.C$1:.E14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22];[Lectures.C$1:.E14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23];[Lectures.C$1:.E14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24];[Lectures.C$1:.E14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25];[Lectures.C$1:.E14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26];[Lectures.C$1:.E14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27];[Lectures.C$1:.E14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28];[Lectures.C$1:.E14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29];[Lectures.C$1:.E14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30];[Lectures.C$1:.E14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31];[Lectures.C$1:.E14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32];[Lectures.C$1:.E14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33];[Lectures.C$1:.E14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34];[Lectures.C$1:.E14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35];[Lectures.C$1:.E14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36];[Lectures.C$1:.E14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37];[Lectures.C$1:.E14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38];[Lectures.C$1:.E14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39];[Lectures.C$1:.E14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40];[Lectures.C$1:.E14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41];[Lectures.C$1:.E14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42];[Lectures.C$1:.E14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43];[Lectures.C$1:.E14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44];[Lectures.C$1:.E14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45];[Lectures.C$1:.E14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46];[Lectures.C$1:.E14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47];[Lectures.C$1:.E14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48];[Lectures.C$1:.E14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49];[Lectures.C$1:.E14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50];[Lectures.C$1:.E14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51];[Lectures.C$1:.E14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52];[Lectures.C$1:.E14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53];[Lectures.C$1:.E14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54];[Lectures.C$1:.E14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55];[Lectures.C$1:.E14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56];[Lectures.C$1:.E14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57];[Lectures.C$1:.E14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58];[Lectures.C$1:.E14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59];[Lectures.C$1:.E14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60];[Lectures.C$1:.E14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61];[Lectures.C$1:.E14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62];[Lectures.C$1:.E14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63];[Lectures.C$1:.E14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64];[Lectures.C$1:.E14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65];[Lectures.C$1:.E14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66];[Lectures.C$1:.E14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67];[Lectures.C$1:.E14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68];[Lectures.C$1:.E14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69];[Lectures.C$1:.E14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70];[Lectures.C$1:.E14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71];[Lectures.C$1:.E14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72];[Lectures.C$1:.E14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73];[Lectures.C$1:.E14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74];[Lectures.C$1:.E14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75];[Lectures.C$1:.E14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76];[Lectures.C$1:.E14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77];[Lectures.C$1:.E14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78];[Lectures.C$1:.E14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79];[Lectures.C$1:.E14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80];[Lectures.C$1:.E14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81];[Lectures.C$1:.E14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82];[Lectures.C$1:.E14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83];[Lectures.C$1:.E14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84];[Lectures.C$1:.E14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85];[Lectures.C$1:.E14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86];[Lectures.C$1:.E14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87];[Lectures.C$1:.E14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88];[Lectures.C$1:.E14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89];[Lectures.C$1:.E14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90];[Lectures.C$1:.E14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91];[Lectures.C$1:.E14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92];[Lectures.C$1:.E14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93];[Lectures.C$1:.E14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94];[Lectures.C$1:.E14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95];[Lectures.C$1:.E14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96];[Lectures.C$1:.E14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97];[Lectures.C$1:.E14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98];[Lectures.C$1:.E14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499];[Lectures.C$1:.E14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00];[Lectures.C$1:.E14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01];[Lectures.C$1:.E14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02];[Lectures.C$1:.E15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03];[Lectures.C$1:.E15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04];[Lectures.C$1:.E15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05];[Lectures.C$1:.E15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06];[Lectures.C$1:.E15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07];[Lectures.C$1:.E15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08];[Lectures.C$1:.E15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09];[Lectures.C$1:.E15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10];[Lectures.C$1:.E15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11];[Lectures.C$1:.E15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12];[Lectures.C$1:.E15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13];[Lectures.C$1:.E15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14];[Lectures.C$1:.E15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15];[Lectures.C$1:.E15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16];[Lectures.C$1:.E15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17];[Lectures.C$1:.E15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18];[Lectures.C$1:.E15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19];[Lectures.C$1:.E15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20];[Lectures.C$1:.E15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21];[Lectures.C$1:.E15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22];[Lectures.C$1:.E15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23];[Lectures.C$1:.E15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24];[Lectures.C$1:.E15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25];[Lectures.C$1:.E15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26];[Lectures.C$1:.E15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27];[Lectures.C$1:.E15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28];[Lectures.C$1:.E15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29];[Lectures.C$1:.E15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30];[Lectures.C$1:.E15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31];[Lectures.C$1:.E15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32];[Lectures.C$1:.E15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33];[Lectures.C$1:.E15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34];[Lectures.C$1:.E15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35];[Lectures.C$1:.E15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36];[Lectures.C$1:.E15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37];[Lectures.C$1:.E15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38];[Lectures.C$1:.E15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39];[Lectures.C$1:.E15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40];[Lectures.C$1:.E15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41];[Lectures.C$1:.E15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42];[Lectures.C$1:.E15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43];[Lectures.C$1:.E15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44];[Lectures.C$1:.E15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45];[Lectures.C$1:.E15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46];[Lectures.C$1:.E15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47];[Lectures.C$1:.E15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48];[Lectures.C$1:.E15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49];[Lectures.C$1:.E15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50];[Lectures.C$1:.E15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51];[Lectures.C$1:.E15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52];[Lectures.C$1:.E15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53];[Lectures.C$1:.E15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54];[Lectures.C$1:.E15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55];[Lectures.C$1:.E15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56];[Lectures.C$1:.E15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57];[Lectures.C$1:.E15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58];[Lectures.C$1:.E15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59];[Lectures.C$1:.E15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60];[Lectures.C$1:.E15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61];[Lectures.C$1:.E15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62];[Lectures.C$1:.E15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63];[Lectures.C$1:.E15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64];[Lectures.C$1:.E15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65];[Lectures.C$1:.E15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66];[Lectures.C$1:.E15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67];[Lectures.C$1:.E15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68];[Lectures.C$1:.E15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69];[Lectures.C$1:.E15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70];[Lectures.C$1:.E15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71];[Lectures.C$1:.E15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72];[Lectures.C$1:.E15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73];[Lectures.C$1:.E15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74];[Lectures.C$1:.E15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75];[Lectures.C$1:.E15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76];[Lectures.C$1:.E15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77];[Lectures.C$1:.E15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78];[Lectures.C$1:.E15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79];[Lectures.C$1:.E15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80];[Lectures.C$1:.E15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81];[Lectures.C$1:.E15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82];[Lectures.C$1:.E15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83];[Lectures.C$1:.E15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84];[Lectures.C$1:.E15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85];[Lectures.C$1:.E15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86];[Lectures.C$1:.E15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87];[Lectures.C$1:.E15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88];[Lectures.C$1:.E15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89];[Lectures.C$1:.E15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90];[Lectures.C$1:.E15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91];[Lectures.C$1:.E15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92];[Lectures.C$1:.E15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93];[Lectures.C$1:.E15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94];[Lectures.C$1:.E15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95];[Lectures.C$1:.E15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96];[Lectures.C$1:.E15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97];[Lectures.C$1:.E15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98];[Lectures.C$1:.E15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599];[Lectures.C$1:.E15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00];[Lectures.C$1:.E15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01];[Lectures.C$1:.E15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02];[Lectures.C$1:.E16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03];[Lectures.C$1:.E16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04];[Lectures.C$1:.E16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05];[Lectures.C$1:.E16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06];[Lectures.C$1:.E16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07];[Lectures.C$1:.E16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08];[Lectures.C$1:.E16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09];[Lectures.C$1:.E16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10];[Lectures.C$1:.E16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11];[Lectures.C$1:.E16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12];[Lectures.C$1:.E16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13];[Lectures.C$1:.E16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14];[Lectures.C$1:.E16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15];[Lectures.C$1:.E16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16];[Lectures.C$1:.E16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17];[Lectures.C$1:.E16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18];[Lectures.C$1:.E16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19];[Lectures.C$1:.E16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20];[Lectures.C$1:.E16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21];[Lectures.C$1:.E16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22];[Lectures.C$1:.E16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23];[Lectures.C$1:.E16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24];[Lectures.C$1:.E16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25];[Lectures.C$1:.E16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26];[Lectures.C$1:.E16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27];[Lectures.C$1:.E16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28];[Lectures.C$1:.E16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29];[Lectures.C$1:.E16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30];[Lectures.C$1:.E16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31];[Lectures.C$1:.E16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32];[Lectures.C$1:.E16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33];[Lectures.C$1:.E16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34];[Lectures.C$1:.E16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35];[Lectures.C$1:.E16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36];[Lectures.C$1:.E16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37];[Lectures.C$1:.E16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38];[Lectures.C$1:.E16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39];[Lectures.C$1:.E16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40];[Lectures.C$1:.E16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41];[Lectures.C$1:.E16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42];[Lectures.C$1:.E16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43];[Lectures.C$1:.E16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44];[Lectures.C$1:.E16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45];[Lectures.C$1:.E16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46];[Lectures.C$1:.E16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47];[Lectures.C$1:.E16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48];[Lectures.C$1:.E16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49];[Lectures.C$1:.E16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50];[Lectures.C$1:.E16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51];[Lectures.C$1:.E16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52];[Lectures.C$1:.E16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53];[Lectures.C$1:.E16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54];[Lectures.C$1:.E16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55];[Lectures.C$1:.E16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56];[Lectures.C$1:.E16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57];[Lectures.C$1:.E16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58];[Lectures.C$1:.E16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59];[Lectures.C$1:.E16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60];[Lectures.C$1:.E16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61];[Lectures.C$1:.E16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62];[Lectures.C$1:.E16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63];[Lectures.C$1:.E16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64];[Lectures.C$1:.E16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65];[Lectures.C$1:.E16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66];[Lectures.C$1:.E16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67];[Lectures.C$1:.E16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68];[Lectures.C$1:.E16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69];[Lectures.C$1:.E16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70];[Lectures.C$1:.E16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71];[Lectures.C$1:.E16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72];[Lectures.C$1:.E16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73];[Lectures.C$1:.E16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74];[Lectures.C$1:.E16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75];[Lectures.C$1:.E16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76];[Lectures.C$1:.E16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77];[Lectures.C$1:.E16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78];[Lectures.C$1:.E16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79];[Lectures.C$1:.E16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80];[Lectures.C$1:.E16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81];[Lectures.C$1:.E16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82];[Lectures.C$1:.E16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83];[Lectures.C$1:.E16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84];[Lectures.C$1:.E16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85];[Lectures.C$1:.E16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86];[Lectures.C$1:.E16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87];[Lectures.C$1:.E16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88];[Lectures.C$1:.E16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89];[Lectures.C$1:.E16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90];[Lectures.C$1:.E16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91];[Lectures.C$1:.E16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92];[Lectures.C$1:.E16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93];[Lectures.C$1:.E16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94];[Lectures.C$1:.E16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95];[Lectures.C$1:.E16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96];[Lectures.C$1:.E16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97];[Lectures.C$1:.E16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98];[Lectures.C$1:.E16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699];[Lectures.C$1:.E16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00];[Lectures.C$1:.E16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01];[Lectures.C$1:.E16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02];[Lectures.C$1:.E17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03];[Lectures.C$1:.E17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04];[Lectures.C$1:.E17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05];[Lectures.C$1:.E17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06];[Lectures.C$1:.E17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07];[Lectures.C$1:.E17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08];[Lectures.C$1:.E17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09];[Lectures.C$1:.E17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10];[Lectures.C$1:.E17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11];[Lectures.C$1:.E17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12];[Lectures.C$1:.E17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13];[Lectures.C$1:.E17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14];[Lectures.C$1:.E17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15];[Lectures.C$1:.E17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16];[Lectures.C$1:.E17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17];[Lectures.C$1:.E17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18];[Lectures.C$1:.E17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19];[Lectures.C$1:.E17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20];[Lectures.C$1:.E17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21];[Lectures.C$1:.E17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22];[Lectures.C$1:.E17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23];[Lectures.C$1:.E17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24];[Lectures.C$1:.E17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25];[Lectures.C$1:.E17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26];[Lectures.C$1:.E17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27];[Lectures.C$1:.E17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28];[Lectures.C$1:.E17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29];[Lectures.C$1:.E17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30];[Lectures.C$1:.E17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31];[Lectures.C$1:.E17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32];[Lectures.C$1:.E17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33];[Lectures.C$1:.E17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34];[Lectures.C$1:.E17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35];[Lectures.C$1:.E17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36];[Lectures.C$1:.E17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37];[Lectures.C$1:.E17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38];[Lectures.C$1:.E17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39];[Lectures.C$1:.E17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40];[Lectures.C$1:.E17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41];[Lectures.C$1:.E17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42];[Lectures.C$1:.E17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43];[Lectures.C$1:.E17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44];[Lectures.C$1:.E17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45];[Lectures.C$1:.E17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46];[Lectures.C$1:.E17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47];[Lectures.C$1:.E17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48];[Lectures.C$1:.E17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49];[Lectures.C$1:.E17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50];[Lectures.C$1:.E17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51];[Lectures.C$1:.E17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52];[Lectures.C$1:.E17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53];[Lectures.C$1:.E17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54];[Lectures.C$1:.E17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55];[Lectures.C$1:.E17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56];[Lectures.C$1:.E17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57];[Lectures.C$1:.E17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58];[Lectures.C$1:.E17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59];[Lectures.C$1:.E17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60];[Lectures.C$1:.E17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61];[Lectures.C$1:.E17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62];[Lectures.C$1:.E17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63];[Lectures.C$1:.E17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64];[Lectures.C$1:.E17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65];[Lectures.C$1:.E17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66];[Lectures.C$1:.E17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67];[Lectures.C$1:.E17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5"/>
          <table:table-cell table:style-name="ce8" table:content-validation-name="val14"/>
          <table:table-cell table:style-name="ce22" table:content-validation-name="val15" table:formula="of:=VLOOKUP([.F768];[Lectures.C$1:.E17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69];[Lectures.C$1:.E17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70];[Lectures.C$1:.E17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71];[Lectures.C$1:.E17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72];[Lectures.C$1:.E17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73];[Lectures.C$1:.E17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74];[Lectures.C$1:.E17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75];[Lectures.C$1:.E17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76];[Lectures.C$1:.E17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77];[Lectures.C$1:.E17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78];[Lectures.C$1:.E17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79];[Lectures.C$1:.E17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80];[Lectures.C$1:.E17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81];[Lectures.C$1:.E17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82];[Lectures.C$1:.E17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83];[Lectures.C$1:.E17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84];[Lectures.C$1:.E17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85];[Lectures.C$1:.E17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86];[Lectures.C$1:.E17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87];[Lectures.C$1:.E17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88];[Lectures.C$1:.E17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89];[Lectures.C$1:.E17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90];[Lectures.C$1:.E17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91];[Lectures.C$1:.E17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92];[Lectures.C$1:.E17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93];[Lectures.C$1:.E17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94];[Lectures.C$1:.E17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95];[Lectures.C$1:.E17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96];[Lectures.C$1:.E17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97];[Lectures.C$1:.E17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98];[Lectures.C$1:.E17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799];[Lectures.C$1:.E17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00];[Lectures.C$1:.E17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01];[Lectures.C$1:.E17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02];[Lectures.C$1:.E18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03];[Lectures.C$1:.E18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04];[Lectures.C$1:.E18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05];[Lectures.C$1:.E18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06];[Lectures.C$1:.E18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07];[Lectures.C$1:.E18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08];[Lectures.C$1:.E18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09];[Lectures.C$1:.E18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10];[Lectures.C$1:.E18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11];[Lectures.C$1:.E18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12];[Lectures.C$1:.E18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13];[Lectures.C$1:.E18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14];[Lectures.C$1:.E18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15];[Lectures.C$1:.E18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16];[Lectures.C$1:.E18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17];[Lectures.C$1:.E18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18];[Lectures.C$1:.E18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19];[Lectures.C$1:.E18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20];[Lectures.C$1:.E18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21];[Lectures.C$1:.E18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22];[Lectures.C$1:.E18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23];[Lectures.C$1:.E18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24];[Lectures.C$1:.E18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25];[Lectures.C$1:.E18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26];[Lectures.C$1:.E18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27];[Lectures.C$1:.E18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28];[Lectures.C$1:.E18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29];[Lectures.C$1:.E18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30];[Lectures.C$1:.E18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31];[Lectures.C$1:.E18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32];[Lectures.C$1:.E18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33];[Lectures.C$1:.E18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34];[Lectures.C$1:.E18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35];[Lectures.C$1:.E18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36];[Lectures.C$1:.E18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37];[Lectures.C$1:.E18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38];[Lectures.C$1:.E18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39];[Lectures.C$1:.E18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40];[Lectures.C$1:.E18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41];[Lectures.C$1:.E18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42];[Lectures.C$1:.E18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43];[Lectures.C$1:.E18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44];[Lectures.C$1:.E18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45];[Lectures.C$1:.E18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46];[Lectures.C$1:.E18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47];[Lectures.C$1:.E18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48];[Lectures.C$1:.E18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49];[Lectures.C$1:.E18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50];[Lectures.C$1:.E18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51];[Lectures.C$1:.E18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52];[Lectures.C$1:.E18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53];[Lectures.C$1:.E18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54];[Lectures.C$1:.E18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55];[Lectures.C$1:.E18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56];[Lectures.C$1:.E18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57];[Lectures.C$1:.E18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58];[Lectures.C$1:.E18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59];[Lectures.C$1:.E18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60];[Lectures.C$1:.E18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61];[Lectures.C$1:.E18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62];[Lectures.C$1:.E18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63];[Lectures.C$1:.E18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64];[Lectures.C$1:.E18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65];[Lectures.C$1:.E18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66];[Lectures.C$1:.E18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67];[Lectures.C$1:.E18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68];[Lectures.C$1:.E18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69];[Lectures.C$1:.E18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70];[Lectures.C$1:.E18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71];[Lectures.C$1:.E18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72];[Lectures.C$1:.E18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73];[Lectures.C$1:.E18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74];[Lectures.C$1:.E18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75];[Lectures.C$1:.E18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76];[Lectures.C$1:.E18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77];[Lectures.C$1:.E18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78];[Lectures.C$1:.E18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79];[Lectures.C$1:.E18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80];[Lectures.C$1:.E18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81];[Lectures.C$1:.E18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82];[Lectures.C$1:.E18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83];[Lectures.C$1:.E18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84];[Lectures.C$1:.E18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85];[Lectures.C$1:.E18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86];[Lectures.C$1:.E18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87];[Lectures.C$1:.E18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88];[Lectures.C$1:.E18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89];[Lectures.C$1:.E18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90];[Lectures.C$1:.E18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91];[Lectures.C$1:.E18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92];[Lectures.C$1:.E18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93];[Lectures.C$1:.E18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94];[Lectures.C$1:.E18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95];[Lectures.C$1:.E18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96];[Lectures.C$1:.E18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97];[Lectures.C$1:.E18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98];[Lectures.C$1:.E18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899];[Lectures.C$1:.E18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00];[Lectures.C$1:.E18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01];[Lectures.C$1:.E18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02];[Lectures.C$1:.E19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03];[Lectures.C$1:.E19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04];[Lectures.C$1:.E19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05];[Lectures.C$1:.E19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06];[Lectures.C$1:.E19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07];[Lectures.C$1:.E19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08];[Lectures.C$1:.E19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09];[Lectures.C$1:.E19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10];[Lectures.C$1:.E19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11];[Lectures.C$1:.E19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12];[Lectures.C$1:.E19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13];[Lectures.C$1:.E19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14];[Lectures.C$1:.E19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15];[Lectures.C$1:.E19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16];[Lectures.C$1:.E19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17];[Lectures.C$1:.E19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18];[Lectures.C$1:.E19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19];[Lectures.C$1:.E19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20];[Lectures.C$1:.E19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21];[Lectures.C$1:.E19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22];[Lectures.C$1:.E19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23];[Lectures.C$1:.E19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24];[Lectures.C$1:.E19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25];[Lectures.C$1:.E19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26];[Lectures.C$1:.E19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27];[Lectures.C$1:.E19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28];[Lectures.C$1:.E19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29];[Lectures.C$1:.E19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30];[Lectures.C$1:.E19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31];[Lectures.C$1:.E19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32];[Lectures.C$1:.E19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33];[Lectures.C$1:.E19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34];[Lectures.C$1:.E19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35];[Lectures.C$1:.E19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36];[Lectures.C$1:.E19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37];[Lectures.C$1:.E19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38];[Lectures.C$1:.E19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39];[Lectures.C$1:.E19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40];[Lectures.C$1:.E19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41];[Lectures.C$1:.E19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42];[Lectures.C$1:.E19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43];[Lectures.C$1:.E19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44];[Lectures.C$1:.E19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45];[Lectures.C$1:.E19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46];[Lectures.C$1:.E19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47];[Lectures.C$1:.E19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48];[Lectures.C$1:.E19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49];[Lectures.C$1:.E19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50];[Lectures.C$1:.E19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51];[Lectures.C$1:.E19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52];[Lectures.C$1:.E19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53];[Lectures.C$1:.E19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54];[Lectures.C$1:.E19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55];[Lectures.C$1:.E19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56];[Lectures.C$1:.E19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57];[Lectures.C$1:.E19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58];[Lectures.C$1:.E19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59];[Lectures.C$1:.E19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60];[Lectures.C$1:.E19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61];[Lectures.C$1:.E19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62];[Lectures.C$1:.E19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63];[Lectures.C$1:.E19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64];[Lectures.C$1:.E19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65];[Lectures.C$1:.E19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66];[Lectures.C$1:.E19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67];[Lectures.C$1:.E19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68];[Lectures.C$1:.E19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69];[Lectures.C$1:.E19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70];[Lectures.C$1:.E19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71];[Lectures.C$1:.E19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72];[Lectures.C$1:.E19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73];[Lectures.C$1:.E19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74];[Lectures.C$1:.E19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75];[Lectures.C$1:.E19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76];[Lectures.C$1:.E19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77];[Lectures.C$1:.E19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78];[Lectures.C$1:.E19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79];[Lectures.C$1:.E19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80];[Lectures.C$1:.E19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81];[Lectures.C$1:.E19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82];[Lectures.C$1:.E19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83];[Lectures.C$1:.E19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84];[Lectures.C$1:.E19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85];[Lectures.C$1:.E19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86];[Lectures.C$1:.E19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87];[Lectures.C$1:.E19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88];[Lectures.C$1:.E19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89];[Lectures.C$1:.E19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90];[Lectures.C$1:.E19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91];[Lectures.C$1:.E19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92];[Lectures.C$1:.E19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93];[Lectures.C$1:.E19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94];[Lectures.C$1:.E19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95];[Lectures.C$1:.E19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96];[Lectures.C$1:.E19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97];[Lectures.C$1:.E19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98];[Lectures.C$1:.E19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999];[Lectures.C$1:.E19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8" table:number-columns-repeated="6"/>
          <table:table-cell table:style-name="ce22" table:content-validation-name="val15" table:formula="of:=VLOOKUP([.F1000];[Lectures.C$1:.E19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8"/>
          <table:table-cell table:style-name="ce26" table:content-validation-name="val16"/>
          <table:table-cell table:style-name="ce1" table:number-columns-repeated="54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xam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43" table:default-cell-style-name="ce1"/>
        <table:table-column table:style-name="co40" table:default-cell-style-name="ce2"/>
        <table:table-column table:style-name="co25" table:default-cell-style-name="ce1"/>
        <table:table-column table:style-name="co44" table:default-cell-style-name="ce1"/>
        <table:table-column table:style-name="co3" table:number-columns-repeated="60" table:default-cell-style-name="ce1"/>
        <table:table-row table:style-name="ro1">
          <table:table-cell table:style-name="ce2" office:value-type="string" calcext:value-type="string">
            <text:p>date</text:p>
          </table:table-cell>
          <table:table-cell table:style-name="ce1" office:value-type="string" calcext:value-type="string">
            <text:p>Location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weight</text:p>
          </table:table-cell>
          <table:table-cell table:number-columns-repeated="60"/>
        </table:table-row>
        <table:table-row table:style-name="ro2">
          <table:table-cell table:style-name="ce68" office:value-type="date" office:date-value="2020-10-26T08:30:00" calcext:value-type="date">
            <text:p>2020-10-26</text:p>
          </table:table-cell>
          <table:table-cell table:style-name="ce60" office:value-type="string" calcext:value-type="string">
            <text:p>online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.4" calcext:value-type="float">
            <text:p>0.4</text:p>
          </table:table-cell>
          <table:table-cell table:number-columns-repeated="60"/>
        </table:table-row>
        <table:table-row table:style-name="ro1" table:number-rows-repeated="8">
          <table:table-cell table:style-name="ce15" table:content-validation-name="val15"/>
          <table:table-cell table:style-name="ce7"/>
          <table:table-cell table:style-name="ce8" table:number-columns-repeated="2"/>
          <table:table-cell table:number-columns-repeated="60"/>
        </table:table-row>
        <table:table-row table:style-name="ro1" table:number-rows-repeated="990">
          <table:table-cell table:style-name="ce22" table:content-validation-name="val15"/>
          <table:table-cell table:number-columns-repeated="63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2" table:target-range-address="Assignments.A1:Assignments.I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date-style style:name="N121">
      <number:year/>
      <number:text>/</number:text>
      <number:month number:style="long"/>
      <number:text>/</number:text>
      <number:day number:style="long"/>
    </number:date-style>
    <number:date-style style:name="N122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22">
      <number:text-content/>
      <style:map style:condition="value()&lt;=1.79769313486232E+308" style:apply-style-name="N122P0"/>
    </number:text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text>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$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/>
      <number:text>.</number:text>
    </number:time-style>
    <number:number-style style:name="N14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 style:data-style-name="N0">
      <style:table-cell-properties fo:background-color="transparent" fo:padding="2.01p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5">
      <style:page-layout-properties fo:page-width="595.3pt" fo:page-height="841.89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6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8">00/00/0000</text:date>, <text:time style:data-style-name="N2" text:time-value="02:10:54.4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PageStyle_5f_Course" style:display-name="PageStyle_Cours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ourse_20_1" style:display-name="PageStyle_Course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ectures" style:display-name="PageStyle_Lectur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ssignments" style:display-name="PageStyle_Assignment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ldExams" style:display-name="PageStyle_OldExam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OldExams_20_1" style:display-name="PageStyle_OldExams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xam" style:display-name="PageStyle_Exam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_64 LibreOffice_project/22b09f6418e8c2d508a9eaf86b2399209b0990f4</meta:generator>
    <meta:initial-creator>a</meta:initial-creator>
    <meta:creation-date>2019-09-16T11:43:27Z</meta:creation-date>
    <dc:date>2020-09-08T02:22:49.220000000</dc:date>
    <meta:editing-duration>PT52M10S</meta:editing-duration>
    <meta:editing-cycles>17</meta:editing-cycles>
    <meta:document-statistic meta:table-count="7" meta:cell-count="4330" meta:object-count="0"/>
  </office:meta>
</office:document-meta>
</file>